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settings.xml" manifest:media-type="text/xml"/>
  <manifest:file-entry manifest:full-path="styles.xml" manifest:media-type="text/xml"/>
  <manifest:file-entry manifest:full-path="media/image2.w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104">
      <style:graphic-properties fo:wrap-option="wrap" fo:padding-top="0in" fo:padding-bottom="0in" fo:padding-left="0in" fo:padding-right="0in" draw:textarea-vertical-align="top" draw:textarea-horizontal-align="left" draw:fill="gradient" draw:fill-gradient-name="a1103" draw:stroke="none" draw:auto-grow-width="false" draw:auto-grow-heigh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c5000b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c5000b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c5000b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c5000b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gradient" draw:fill-gradient-name="a1298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gradient" draw:fill-gradient-name="a1129" draw:stroke="none" draw:auto-grow-width="false" draw:auto-grow-heigh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left" draw:fill="gradient" draw:fill-gradient-name="a1336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gradient" draw:fill-gradient-name="a1149" draw:stroke="none" draw:auto-grow-width="false" draw:auto-grow-heigh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gradient" draw:fill-gradient-name="a1350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8">
      <style:drawing-page-properties draw:fill="solid" draw:fill-color="#333366" draw:opacity="100%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gradient" draw:fill-gradient-name="a1175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3">
      <style:drawing-page-properties draw:fill="solid" draw:fill-color="#333366" draw:opacity="100%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solid" draw:fill-color="#333366" draw:opacity="100%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complex="Tahoma" style:font-family-generic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in" fo:margin-right="0in" fo:text-indent="0in" fo:margin-top="0.08056in" fo:margin-bottom="0.08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c5000b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complex="Tahoma" style:font-family-generic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c5000b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gradient" draw:fill-gradient-name="a1223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.08056in" fo:margin-bottom="0.08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complex="Tahoma" style:font-family-generic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Unicode MS" style:font-family-complex="Tahoma" style:font-family-generic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2">
      <style:graphic-properties fo:wrap-option="wrap" fo:padding-top="0in" fo:padding-bottom="0in" fo:padding-left="0in" fo:padding-right="0in" draw:textarea-vertical-align="top" draw:textarea-horizontal-align="left" draw:fill="gradient" draw:fill-gradient-name="a1391" draw:stroke="none" draw:auto-grow-width="false" draw:auto-grow-height="false"/>
      <style:paragraph-properties style:font-independent-line-spacing="true" style:writing-mode="lr-tb"/>
    </style:style>
    <style:style style:family="paragraph" style:name="a1033">
      <style:paragraph-properties fo:line-height="100%" fo:text-align="left" style:tab-stop-distance="1in" fo:margin-left="0in" fo:margin-right="0in" fo:text-indent="0in" fo:margin-top="0.08056in" fo:margin-bottom="0.08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 Unicode MS" style:font-family-complex="Tahoma" style:font-family-generic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1in" fo:margin-left="0in" fo:margin-right="0in" fo:text-indent="0in" fo:margin-top="0.08056in" fo:margin-bottom="0.08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complex="Tahoma" style:font-family-generic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.08056in" fo:margin-bottom="0.08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complex="Tahoma" style:font-family-generic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.08056in" fo:margin-bottom="0.08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gradient" draw:fill-gradient-name="a1429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complex="Tahoma" style:font-family-generic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in" fo:margin-right="0in" fo:text-indent="0in" fo:margin-top="0.08056in" fo:margin-bottom="0.08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complex="Tahoma" style:font-family-generic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.08056in" fo:margin-bottom="0.08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55556in" style:font-size-asian="0.55556in" style:font-size-complex="0.55556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.08056in" fo:margin-bottom="0.08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complex="Tahoma" style:font-family-generic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.08056in" fo:margin-bottom="0.08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complex="Tahoma" style:font-family-generic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.08056in" fo:margin-bottom="0.08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c5000b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gradient" draw:fill-gradient-name="a1246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top" draw:textarea-horizontal-align="left" draw:fill="gradient" draw:fill-gradient-name="a1443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complex="Tahoma" style:font-family-generic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1051">
      <style:paragraph-properties fo:line-height="100%" fo:text-align="left" style:tab-stop-distance="1in" fo:margin-left="0in" fo:margin-right="0in" fo:text-indent="0in" fo:margin-top="0.08056in" fo:margin-bottom="0.08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complex="Tahoma" style:font-family-generic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3">
      <style:paragraph-properties fo:line-height="100%" fo:text-align="left" style:tab-stop-distance="1in" fo:margin-left="0in" fo:margin-right="0in" fo:text-indent="0in" fo:margin-top="0.08056in" fo:margin-bottom="0.08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Unicode MS" style:font-family-complex="Tahoma" style:font-family-generic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.08056in" fo:margin-bottom="0.0805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top" draw:textarea-horizontal-align="left" draw:fill="gradient" draw:fill-gradient-name="a1257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0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solid" draw:fill-color="#333366" draw:opacity="100%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5">
      <style:drawing-page-properties draw:fill="solid" draw:fill-color="#333366" draw:opacity="100%" presentation:transition-type="manual" presentation:transition-speed="medium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Harlow Solid Italic" style:font-family-complex="Tahoma" style:font-family-generic="decorative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5">
      <text:list-level-style-image text:level="1">
        <style:list-level-properties text:space-before="0in" fo:width="0.17986in" fo:height="0.17986in"/>
      </text:list-level-style-image>
      <text:list-level-style-image text:level="2">
        <style:list-level-properties text:space-before="0.75in" fo:width="0.17986in" fo:height="0.17986in"/>
      </text:list-level-style-image>
      <text:list-level-style-image text:level="3">
        <style:list-level-properties text:space-before="1.25in" fo:width="0.17986in" fo:height="0.17986in"/>
      </text:list-level-style-image>
      <text:list-level-style-image text:level="4">
        <style:list-level-properties text:space-before="1.75in" fo:width="0.17986in" fo:height="0.17986in"/>
      </text:list-level-style-image>
      <text:list-level-style-image text:level="5">
        <style:list-level-properties text:space-before="2.25in" fo:width="0.17986in" fo:height="0.17986in"/>
      </text:list-level-style-image>
      <text:list-level-style-image text:level="6">
        <style:list-level-properties text:space-before="2.75in" fo:width="0.17986in" fo:height="0.17986in"/>
      </text:list-level-style-image>
      <text:list-level-style-image text:level="7">
        <style:list-level-properties text:space-before="3.25in" fo:width="0.17986in" fo:height="0.17986in"/>
      </text:list-level-style-image>
      <text:list-level-style-image text:level="8">
        <style:list-level-properties text:space-before="3.75in" fo:width="0.17986in" fo:height="0.17986in"/>
      </text:list-level-style-image>
      <text:list-level-style-image text:level="9">
        <style:list-level-properties text:space-before="4.25in" fo:width="0.17986in" fo:height="0.17986in"/>
      </text:list-level-style-image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0">
      <text:list-level-style-image text:level="1">
        <style:list-level-properties text:space-before="0in" fo:width="0.17986in" fo:height="0.17986in"/>
      </text:list-level-style-image>
      <text:list-level-style-image text:level="2">
        <style:list-level-properties text:space-before="0.75in" fo:width="0.17986in" fo:height="0.17986in"/>
      </text:list-level-style-image>
      <text:list-level-style-image text:level="3">
        <style:list-level-properties text:space-before="1.25in" fo:width="0.17986in" fo:height="0.17986in"/>
      </text:list-level-style-image>
      <text:list-level-style-image text:level="4">
        <style:list-level-properties text:space-before="1.75in" fo:width="0.17986in" fo:height="0.17986in"/>
      </text:list-level-style-image>
      <text:list-level-style-image text:level="5">
        <style:list-level-properties text:space-before="2.25in" fo:width="0.17986in" fo:height="0.17986in"/>
      </text:list-level-style-image>
      <text:list-level-style-image text:level="6">
        <style:list-level-properties text:space-before="2.75in" fo:width="0.17986in" fo:height="0.17986in"/>
      </text:list-level-style-image>
      <text:list-level-style-image text:level="7">
        <style:list-level-properties text:space-before="3.25in" fo:width="0.17986in" fo:height="0.17986in"/>
      </text:list-level-style-image>
      <text:list-level-style-image text:level="8">
        <style:list-level-properties text:space-before="3.75in" fo:width="0.17986in" fo:height="0.17986in"/>
      </text:list-level-style-image>
      <text:list-level-style-image text:level="9">
        <style:list-level-properties text:space-before="4.25in" fo:width="0.17986in" fo:height="0.17986in"/>
      </text:list-level-style-image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9">
      <text:list-level-style-image text:level="1">
        <style:list-level-properties text:space-before="0in" fo:width="0.17986in" fo:height="0.17986in"/>
      </text:list-level-style-image>
      <text:list-level-style-image text:level="2">
        <style:list-level-properties text:space-before="0.75in" fo:width="0.17986in" fo:height="0.17986in"/>
      </text:list-level-style-image>
      <text:list-level-style-image text:level="3">
        <style:list-level-properties text:space-before="1.25in" fo:width="0.17986in" fo:height="0.17986in"/>
      </text:list-level-style-image>
      <text:list-level-style-image text:level="4">
        <style:list-level-properties text:space-before="1.75in" fo:width="0.17986in" fo:height="0.17986in"/>
      </text:list-level-style-image>
      <text:list-level-style-image text:level="5">
        <style:list-level-properties text:space-before="2.25in" fo:width="0.17986in" fo:height="0.17986in"/>
      </text:list-level-style-image>
      <text:list-level-style-image text:level="6">
        <style:list-level-properties text:space-before="2.75in" fo:width="0.17986in" fo:height="0.17986in"/>
      </text:list-level-style-image>
      <text:list-level-style-image text:level="7">
        <style:list-level-properties text:space-before="3.25in" fo:width="0.17986in" fo:height="0.17986in"/>
      </text:list-level-style-image>
      <text:list-level-style-image text:level="8">
        <style:list-level-properties text:space-before="3.75in" fo:width="0.17986in" fo:height="0.17986in"/>
      </text:list-level-style-image>
      <text:list-level-style-image text:level="9">
        <style:list-level-properties text:space-before="4.25in" fo:width="0.17986in" fo:height="0.17986in"/>
      </text:list-level-style-image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7">
      <text:list-level-style-image text:level="1">
        <style:list-level-properties text:space-before="0in" fo:width="0.17986in" fo:height="0.17986in"/>
      </text:list-level-style-image>
      <text:list-level-style-image text:level="2">
        <style:list-level-properties text:space-before="0.75in" fo:width="0.17986in" fo:height="0.17986in"/>
      </text:list-level-style-image>
      <text:list-level-style-image text:level="3">
        <style:list-level-properties text:space-before="1.25in" fo:width="0.17986in" fo:height="0.17986in"/>
      </text:list-level-style-image>
      <text:list-level-style-image text:level="4">
        <style:list-level-properties text:space-before="1.75in" fo:width="0.17986in" fo:height="0.17986in"/>
      </text:list-level-style-image>
      <text:list-level-style-image text:level="5">
        <style:list-level-properties text:space-before="2.25in" fo:width="0.17986in" fo:height="0.17986in"/>
      </text:list-level-style-image>
      <text:list-level-style-image text:level="6">
        <style:list-level-properties text:space-before="2.75in" fo:width="0.17986in" fo:height="0.17986in"/>
      </text:list-level-style-image>
      <text:list-level-style-image text:level="7">
        <style:list-level-properties text:space-before="3.25in" fo:width="0.17986in" fo:height="0.17986in"/>
      </text:list-level-style-image>
      <text:list-level-style-image text:level="8">
        <style:list-level-properties text:space-before="3.75in" fo:width="0.17986in" fo:height="0.17986in"/>
      </text:list-level-style-image>
      <text:list-level-style-image text:level="9">
        <style:list-level-properties text:space-before="4.25in" fo:width="0.17986in" fo:height="0.17986in"/>
      </text:list-level-style-image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6">
      <text:list-level-style-image text:level="1">
        <style:list-level-properties text:space-before="0in" fo:width="0.17986in" fo:height="0.17986in"/>
      </text:list-level-style-image>
      <text:list-level-style-image text:level="2">
        <style:list-level-properties text:space-before="0.75in" fo:width="0.17986in" fo:height="0.17986in"/>
      </text:list-level-style-image>
      <text:list-level-style-image text:level="3">
        <style:list-level-properties text:space-before="1.25in" fo:width="0.17986in" fo:height="0.17986in"/>
      </text:list-level-style-image>
      <text:list-level-style-image text:level="4">
        <style:list-level-properties text:space-before="1.75in" fo:width="0.17986in" fo:height="0.17986in"/>
      </text:list-level-style-image>
      <text:list-level-style-image text:level="5">
        <style:list-level-properties text:space-before="2.25in" fo:width="0.17986in" fo:height="0.17986in"/>
      </text:list-level-style-image>
      <text:list-level-style-image text:level="6">
        <style:list-level-properties text:space-before="2.75in" fo:width="0.17986in" fo:height="0.17986in"/>
      </text:list-level-style-image>
      <text:list-level-style-image text:level="7">
        <style:list-level-properties text:space-before="3.25in" fo:width="0.17986in" fo:height="0.17986in"/>
      </text:list-level-style-image>
      <text:list-level-style-image text:level="8">
        <style:list-level-properties text:space-before="3.75in" fo:width="0.17986in" fo:height="0.17986in"/>
      </text:list-level-style-image>
      <text:list-level-style-image text:level="9">
        <style:list-level-properties text:space-before="4.25in" fo:width="0.17986in" fo:height="0.17986in"/>
      </text:list-level-style-image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5">
      <text:list-level-style-image text:level="1">
        <style:list-level-properties text:space-before="0in" fo:width="0.17986in" fo:height="0.17986in"/>
      </text:list-level-style-image>
      <text:list-level-style-image text:level="2">
        <style:list-level-properties text:space-before="0.75in" fo:width="0.17986in" fo:height="0.17986in"/>
      </text:list-level-style-image>
      <text:list-level-style-image text:level="3">
        <style:list-level-properties text:space-before="1.25in" fo:width="0.17986in" fo:height="0.17986in"/>
      </text:list-level-style-image>
      <text:list-level-style-image text:level="4">
        <style:list-level-properties text:space-before="1.75in" fo:width="0.17986in" fo:height="0.17986in"/>
      </text:list-level-style-image>
      <text:list-level-style-image text:level="5">
        <style:list-level-properties text:space-before="2.25in" fo:width="0.17986in" fo:height="0.17986in"/>
      </text:list-level-style-image>
      <text:list-level-style-image text:level="6">
        <style:list-level-properties text:space-before="2.75in" fo:width="0.17986in" fo:height="0.17986in"/>
      </text:list-level-style-image>
      <text:list-level-style-image text:level="7">
        <style:list-level-properties text:space-before="3.25in" fo:width="0.17986in" fo:height="0.17986in"/>
      </text:list-level-style-image>
      <text:list-level-style-image text:level="8">
        <style:list-level-properties text:space-before="3.75in" fo:width="0.17986in" fo:height="0.17986in"/>
      </text:list-level-style-image>
      <text:list-level-style-image text:level="9">
        <style:list-level-properties text:space-before="4.25in" fo:width="0.17986in" fo:height="0.17986in"/>
      </text:list-level-style-image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4">
      <text:list-level-style-image text:level="1">
        <style:list-level-properties text:space-before="0in" fo:width="0.17986in" fo:height="0.17986in"/>
      </text:list-level-style-image>
      <text:list-level-style-image text:level="2">
        <style:list-level-properties text:space-before="0.75in" fo:width="0.17986in" fo:height="0.17986in"/>
      </text:list-level-style-image>
      <text:list-level-style-image text:level="3">
        <style:list-level-properties text:space-before="1.25in" fo:width="0.17986in" fo:height="0.17986in"/>
      </text:list-level-style-image>
      <text:list-level-style-image text:level="4">
        <style:list-level-properties text:space-before="1.75in" fo:width="0.17986in" fo:height="0.17986in"/>
      </text:list-level-style-image>
      <text:list-level-style-image text:level="5">
        <style:list-level-properties text:space-before="2.25in" fo:width="0.17986in" fo:height="0.17986in"/>
      </text:list-level-style-image>
      <text:list-level-style-image text:level="6">
        <style:list-level-properties text:space-before="2.75in" fo:width="0.17986in" fo:height="0.17986in"/>
      </text:list-level-style-image>
      <text:list-level-style-image text:level="7">
        <style:list-level-properties text:space-before="3.25in" fo:width="0.17986in" fo:height="0.17986in"/>
      </text:list-level-style-image>
      <text:list-level-style-image text:level="8">
        <style:list-level-properties text:space-before="3.75in" fo:width="0.17986in" fo:height="0.17986in"/>
      </text:list-level-style-image>
      <text:list-level-style-image text:level="9">
        <style:list-level-properties text:space-before="4.25in" fo:width="0.17986in" fo:height="0.17986in"/>
      </text:list-level-style-image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1">
      <text:list-level-style-image text:level="1">
        <style:list-level-properties text:space-before="0in" fo:width="0.17986in" fo:height="0.17986in"/>
      </text:list-level-style-image>
      <text:list-level-style-image text:level="2">
        <style:list-level-properties text:space-before="0.75in" fo:width="0.17986in" fo:height="0.17986in"/>
      </text:list-level-style-image>
      <text:list-level-style-image text:level="3">
        <style:list-level-properties text:space-before="1.25in" fo:width="0.17986in" fo:height="0.17986in"/>
      </text:list-level-style-image>
      <text:list-level-style-image text:level="4">
        <style:list-level-properties text:space-before="1.75in" fo:width="0.17986in" fo:height="0.17986in"/>
      </text:list-level-style-image>
      <text:list-level-style-image text:level="5">
        <style:list-level-properties text:space-before="2.25in" fo:width="0.17986in" fo:height="0.17986in"/>
      </text:list-level-style-image>
      <text:list-level-style-image text:level="6">
        <style:list-level-properties text:space-before="2.75in" fo:width="0.17986in" fo:height="0.17986in"/>
      </text:list-level-style-image>
      <text:list-level-style-image text:level="7">
        <style:list-level-properties text:space-before="3.25in" fo:width="0.17986in" fo:height="0.17986in"/>
      </text:list-level-style-image>
      <text:list-level-style-image text:level="8">
        <style:list-level-properties text:space-before="3.75in" fo:width="0.17986in" fo:height="0.17986in"/>
      </text:list-level-style-image>
      <text:list-level-style-image text:level="9">
        <style:list-level-properties text:space-before="4.25in" fo:width="0.17986in" fo:height="0.17986in"/>
      </text:list-level-style-image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2">
      <text:list-level-style-image text:level="1">
        <style:list-level-properties text:space-before="0in" fo:width="0.17986in" fo:height="0.17986in"/>
      </text:list-level-style-image>
      <text:list-level-style-image text:level="2">
        <style:list-level-properties text:space-before="0.75in" fo:width="0.17986in" fo:height="0.17986in"/>
      </text:list-level-style-image>
      <text:list-level-style-image text:level="3">
        <style:list-level-properties text:space-before="1.25in" fo:width="0.17986in" fo:height="0.17986in"/>
      </text:list-level-style-image>
      <text:list-level-style-image text:level="4">
        <style:list-level-properties text:space-before="1.75in" fo:width="0.17986in" fo:height="0.17986in"/>
      </text:list-level-style-image>
      <text:list-level-style-image text:level="5">
        <style:list-level-properties text:space-before="2.25in" fo:width="0.17986in" fo:height="0.17986in"/>
      </text:list-level-style-image>
      <text:list-level-style-image text:level="6">
        <style:list-level-properties text:space-before="2.75in" fo:width="0.17986in" fo:height="0.17986in"/>
      </text:list-level-style-image>
      <text:list-level-style-image text:level="7">
        <style:list-level-properties text:space-before="3.25in" fo:width="0.17986in" fo:height="0.17986in"/>
      </text:list-level-style-image>
      <text:list-level-style-image text:level="8">
        <style:list-level-properties text:space-before="3.75in" fo:width="0.17986in" fo:height="0.17986in"/>
      </text:list-level-style-image>
      <text:list-level-style-image text:level="9">
        <style:list-level-properties text:space-before="4.25in" fo:width="0.17986in" fo:height="0.17986in"/>
      </text:list-level-style-image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3">
      <text:list-level-style-image text:level="1">
        <style:list-level-properties text:space-before="0in" fo:width="0.17986in" fo:height="0.17986in"/>
      </text:list-level-style-image>
      <text:list-level-style-image text:level="2">
        <style:list-level-properties text:space-before="0.75in" fo:width="0.17986in" fo:height="0.17986in"/>
      </text:list-level-style-image>
      <text:list-level-style-image text:level="3">
        <style:list-level-properties text:space-before="1.25in" fo:width="0.17986in" fo:height="0.17986in"/>
      </text:list-level-style-image>
      <text:list-level-style-image text:level="4">
        <style:list-level-properties text:space-before="1.75in" fo:width="0.17986in" fo:height="0.17986in"/>
      </text:list-level-style-image>
      <text:list-level-style-image text:level="5">
        <style:list-level-properties text:space-before="2.25in" fo:width="0.17986in" fo:height="0.17986in"/>
      </text:list-level-style-image>
      <text:list-level-style-image text:level="6">
        <style:list-level-properties text:space-before="2.75in" fo:width="0.17986in" fo:height="0.17986in"/>
      </text:list-level-style-image>
      <text:list-level-style-image text:level="7">
        <style:list-level-properties text:space-before="3.25in" fo:width="0.17986in" fo:height="0.17986in"/>
      </text:list-level-style-image>
      <text:list-level-style-image text:level="8">
        <style:list-level-properties text:space-before="3.75in" fo:width="0.17986in" fo:height="0.17986in"/>
      </text:list-level-style-image>
      <text:list-level-style-image text:level="9">
        <style:list-level-properties text:space-before="4.25in" fo:width="0.17986in" fo:height="0.17986in"/>
      </text:list-level-style-image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6">
      <text:list-level-style-image text:level="1">
        <style:list-level-properties text:space-before="0in" fo:width="0.17986in" fo:height="0.17986in"/>
      </text:list-level-style-image>
      <text:list-level-style-image text:level="2">
        <style:list-level-properties text:space-before="0.75in" fo:width="0.17986in" fo:height="0.17986in"/>
      </text:list-level-style-image>
      <text:list-level-style-image text:level="3">
        <style:list-level-properties text:space-before="1.25in" fo:width="0.17986in" fo:height="0.17986in"/>
      </text:list-level-style-image>
      <text:list-level-style-image text:level="4">
        <style:list-level-properties text:space-before="1.75in" fo:width="0.17986in" fo:height="0.17986in"/>
      </text:list-level-style-image>
      <text:list-level-style-image text:level="5">
        <style:list-level-properties text:space-before="2.25in" fo:width="0.17986in" fo:height="0.17986in"/>
      </text:list-level-style-image>
      <text:list-level-style-image text:level="6">
        <style:list-level-properties text:space-before="2.75in" fo:width="0.17986in" fo:height="0.17986in"/>
      </text:list-level-style-image>
      <text:list-level-style-image text:level="7">
        <style:list-level-properties text:space-before="3.25in" fo:width="0.17986in" fo:height="0.17986in"/>
      </text:list-level-style-image>
      <text:list-level-style-image text:level="8">
        <style:list-level-properties text:space-before="3.75in" fo:width="0.17986in" fo:height="0.17986in"/>
      </text:list-level-style-image>
      <text:list-level-style-image text:level="9">
        <style:list-level-properties text:space-before="4.25in" fo:width="0.17986in" fo:height="0.17986in"/>
      </text:list-level-style-image>
    </text:list-style>
    <text:list-style style:name="a1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9">
      <text:list-level-style-image text:level="1">
        <style:list-level-properties text:space-before="0in" fo:width="0.17986in" fo:height="0.17986in"/>
      </text:list-level-style-image>
      <text:list-level-style-image text:level="2">
        <style:list-level-properties text:space-before="0.75in" fo:width="0.17986in" fo:height="0.17986in"/>
      </text:list-level-style-image>
      <text:list-level-style-image text:level="3">
        <style:list-level-properties text:space-before="1.25in" fo:width="0.17986in" fo:height="0.17986in"/>
      </text:list-level-style-image>
      <text:list-level-style-image text:level="4">
        <style:list-level-properties text:space-before="1.75in" fo:width="0.17986in" fo:height="0.17986in"/>
      </text:list-level-style-image>
      <text:list-level-style-image text:level="5">
        <style:list-level-properties text:space-before="2.25in" fo:width="0.17986in" fo:height="0.17986in"/>
      </text:list-level-style-image>
      <text:list-level-style-image text:level="6">
        <style:list-level-properties text:space-before="2.75in" fo:width="0.17986in" fo:height="0.17986in"/>
      </text:list-level-style-image>
      <text:list-level-style-image text:level="7">
        <style:list-level-properties text:space-before="3.25in" fo:width="0.17986in" fo:height="0.17986in"/>
      </text:list-level-style-image>
      <text:list-level-style-image text:level="8">
        <style:list-level-properties text:space-before="3.75in" fo:width="0.17986in" fo:height="0.17986in"/>
      </text:list-level-style-image>
      <text:list-level-style-image text:level="9">
        <style:list-level-properties text:space-before="4.25in" fo:width="0.17986in" fo:height="0.17986in"/>
      </text:list-level-style-image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3">
      <text:list-level-style-image text:level="1">
        <style:list-level-properties text:space-before="0in" fo:width="0.17986in" fo:height="0.17986in"/>
      </text:list-level-style-image>
      <text:list-level-style-image text:level="2">
        <style:list-level-properties text:space-before="0.75in" fo:width="0.17986in" fo:height="0.17986in"/>
      </text:list-level-style-image>
      <text:list-level-style-image text:level="3">
        <style:list-level-properties text:space-before="1.25in" fo:width="0.17986in" fo:height="0.17986in"/>
      </text:list-level-style-image>
      <text:list-level-style-image text:level="4">
        <style:list-level-properties text:space-before="1.75in" fo:width="0.17986in" fo:height="0.17986in"/>
      </text:list-level-style-image>
      <text:list-level-style-image text:level="5">
        <style:list-level-properties text:space-before="2.25in" fo:width="0.17986in" fo:height="0.17986in"/>
      </text:list-level-style-image>
      <text:list-level-style-image text:level="6">
        <style:list-level-properties text:space-before="2.75in" fo:width="0.17986in" fo:height="0.17986in"/>
      </text:list-level-style-image>
      <text:list-level-style-image text:level="7">
        <style:list-level-properties text:space-before="3.25in" fo:width="0.17986in" fo:height="0.17986in"/>
      </text:list-level-style-image>
      <text:list-level-style-image text:level="8">
        <style:list-level-properties text:space-before="3.75in" fo:width="0.17986in" fo:height="0.17986in"/>
      </text:list-level-style-image>
      <text:list-level-style-image text:level="9">
        <style:list-level-properties text:space-before="4.25in" fo:width="0.17986in" fo:height="0.17986in"/>
      </text:list-level-style-image>
    </text:list-style>
    <text:list-style style:name="a1340">
      <text:list-level-style-image text:level="1">
        <style:list-level-properties text:space-before="0in" fo:width="0.17986in" fo:height="0.17986in"/>
      </text:list-level-style-image>
      <text:list-level-style-image text:level="2">
        <style:list-level-properties text:space-before="0.75in" fo:width="0.17986in" fo:height="0.17986in"/>
      </text:list-level-style-image>
      <text:list-level-style-image text:level="3">
        <style:list-level-properties text:space-before="1.25in" fo:width="0.17986in" fo:height="0.17986in"/>
      </text:list-level-style-image>
      <text:list-level-style-image text:level="4">
        <style:list-level-properties text:space-before="1.75in" fo:width="0.17986in" fo:height="0.17986in"/>
      </text:list-level-style-image>
      <text:list-level-style-image text:level="5">
        <style:list-level-properties text:space-before="2.25in" fo:width="0.17986in" fo:height="0.17986in"/>
      </text:list-level-style-image>
      <text:list-level-style-image text:level="6">
        <style:list-level-properties text:space-before="2.75in" fo:width="0.17986in" fo:height="0.17986in"/>
      </text:list-level-style-image>
      <text:list-level-style-image text:level="7">
        <style:list-level-properties text:space-before="3.25in" fo:width="0.17986in" fo:height="0.17986in"/>
      </text:list-level-style-image>
      <text:list-level-style-image text:level="8">
        <style:list-level-properties text:space-before="3.75in" fo:width="0.17986in" fo:height="0.17986in"/>
      </text:list-level-style-image>
      <text:list-level-style-image text:level="9">
        <style:list-level-properties text:space-before="4.25in" fo:width="0.17986in" fo:height="0.17986in"/>
      </text:list-level-style-image>
    </text:list-style>
    <text:list-style style:name="a1378">
      <text:list-level-style-image text:level="1">
        <style:list-level-properties text:space-before="0in" fo:width="0.17986in" fo:height="0.17986in"/>
      </text:list-level-style-image>
      <text:list-level-style-image text:level="2">
        <style:list-level-properties text:space-before="0.75in" fo:width="0.17986in" fo:height="0.17986in"/>
      </text:list-level-style-image>
      <text:list-level-style-image text:level="3">
        <style:list-level-properties text:space-before="1.25in" fo:width="0.17986in" fo:height="0.17986in"/>
      </text:list-level-style-image>
      <text:list-level-style-image text:level="4">
        <style:list-level-properties text:space-before="1.75in" fo:width="0.17986in" fo:height="0.17986in"/>
      </text:list-level-style-image>
      <text:list-level-style-image text:level="5">
        <style:list-level-properties text:space-before="2.25in" fo:width="0.17986in" fo:height="0.17986in"/>
      </text:list-level-style-image>
      <text:list-level-style-image text:level="6">
        <style:list-level-properties text:space-before="2.75in" fo:width="0.17986in" fo:height="0.17986in"/>
      </text:list-level-style-image>
      <text:list-level-style-image text:level="7">
        <style:list-level-properties text:space-before="3.25in" fo:width="0.17986in" fo:height="0.17986in"/>
      </text:list-level-style-image>
      <text:list-level-style-image text:level="8">
        <style:list-level-properties text:space-before="3.75in" fo:width="0.17986in" fo:height="0.17986in"/>
      </text:list-level-style-image>
      <text:list-level-style-image text:level="9">
        <style:list-level-properties text:space-before="4.25in" fo:width="0.17986in" fo:height="0.17986in"/>
      </text:list-level-style-image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026" draw:master-page-name="Master2-Layout7-blank-Vide" presentation:presentation-page-layout-name="Master2-PPL7" draw:id="Slide-256">
        <draw:frame draw:id="id112" presentation:style-name="a1056" draw:name="Sous-titre 1" svg:x="0.81024in" svg:y="0.12795in" svg:width="9.41378in" svg:height="7.5126in" presentation:class="subtitle" presentation:placeholder="false">
          <draw:text-box>
            <text:p text:style-name="a1028" text:class-names="" text:cond-style-name=""><text:span text:style-name="a1027" text:class-names="">Master GSE 2020</text:span></text:p>
            <text:p text:style-name="a1030" text:class-names="" text:cond-style-name=""><text:span text:style-name="a1029" text:class-names="">Promotion: Janvier 2020</text:span></text:p>
            <text:p text:style-name="a1033" text:class-names="" text:cond-style-name=""><text:span text:style-name="a1031" text:class-names="">Module :<text:s text:c="1"/></text:span><text:span text:style-name="a1032" text:class-names="">Recherche, Accès,</text:span></text:p>
            <text:p text:style-name="a1035" text:class-names="" text:cond-style-name=""><text:span text:style-name="a1034" text:class-names=""><text:tab/><text:tab/> <text:s text:c="1"/>Diffusion de la connaissance et de l’information</text:span></text:p>
            <text:p text:style-name="a1037" text:class-names="" text:cond-style-name=""><text:span text:style-name="a1036" text:class-names="">Equipe 2:Benjamin Paul BADIBANGA, Salah MEDKOUR, Dramane MARIKO, Iman MOFTAH</text:span></text:p>
            <text:p text:style-name="a1039" text:class-names="" text:cond-style-name=""><text:span text:style-name="a1038" text:class-names="">Tutrice: Aida EL-SOUFI</text:span></text:p>
            <text:p text:style-name="a1041" text:class-names="" text:cond-style-name=""><text:span text:style-name="a1040" text:class-names=""/></text:p>
            <text:p text:style-name="a1043" text:class-names="" text:cond-style-name=""><text:span text:style-name="a1042" text:class-names=""/></text:p>
            <text:p text:style-name="a1045" text:class-names="" text:cond-style-name=""><text:span text:style-name="a1044" text:class-names="">Matières enseignées dans le lycée Hypatia</text:span></text:p>
            <text:p text:style-name="a1047" text:class-names="" text:cond-style-name=""><text:span text:style-name="a1046" text:class-names=""/></text:p>
            <text:p text:style-name="a1049" text:class-names="" text:cond-style-name=""><text:span text:style-name="a1048" text:class-names=""/></text:p>
            <text:p text:style-name="a1051" text:class-names="" text:cond-style-name=""><text:span text:style-name="a1050" text:class-names=""/></text:p>
            <text:p text:style-name="a1053" text:class-names="" text:cond-style-name=""><text:span text:style-name="a1052" text:class-names=""/></text:p>
            <text:p text:style-name="a1055" text:class-names="" text:cond-style-name=""><text:span text:style-name="a1054" text:class-names=""/></text:p>
          </draw:text-box>
          <svg:title/>
          <svg:desc/>
        </draw:frame>
        <presentation:notes draw:style-name="a1062">
          <draw:frame draw:id="id113" draw:style-name="a1059" draw:name="Espace réservé du numéro de diapositive 6" svg:x="4.67953in" svg:y="11.10827in" svg:width="3.5878in" svg:height="0.58425in">
            <draw:text-box>
              <text:p text:style-name="a1058" text:class-names="" text:cond-style-name=""><text:span text:style-name="a1057" text:class-names=""><text:page-number style:num-format="1" text:fixed="false"/></text:span></text:p>
            </draw:text-box>
            <svg:title/>
            <svg:desc/>
          </draw:frame>
          <draw:page-thumbnail draw:page-number="1" svg:x="1.43576in" svg:y="1.12326in" svg:width="5.39583in" svg:height="4.04687in" presentation:class="page" draw:id="id114" presentation:style-name="a1060" draw:name="Espace réservé de l'image des diapositives 1">
            <svg:title/>
            <svg:desc/>
          </draw:page-thumbnail>
          <draw:frame draw:id="id115" presentation:style-name="a1061" draw:name="Espace réservé des commentaire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2" draw:style-name="a1063" draw:master-page-name="Master2-Layout7-blank-Vide" presentation:presentation-page-layout-name="Master2-PPL7" draw:id="Slide-257">
        <draw:frame draw:id="id116" presentation:style-name="a1066" draw:name="Titre 1" svg:x="4.52756in" svg:y="5.31496in" svg:width="2.55906in" svg:height="0.98425in" presentation:class="title" presentation:placeholder="false">
          <draw:text-box>
            <text:p text:style-name="a1065" text:class-names="" text:cond-style-name=""><text:span text:style-name="a1064" text:class-names="">Le Français</text:span></text:p>
          </draw:text-box>
          <svg:title/>
          <svg:desc/>
        </draw:frame>
        <draw:frame draw:id="id117" presentation:style-name="a1104" draw:name="Espace réservé du texte 2" svg:x="0.20079in" svg:y="0.19685in" svg:width="5.31102in" svg:height="4.04016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7" text:class-names="">Définition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0" text:class-names=""><text:s text:c="2"/>Le français est<text:s text:c="1"/></text:span><text:span text:style-name="a1071" text:class-names="">une langue indo-européenne</text:span><text:span text:style-name="a1072" text:class-names=""><text:s text:c="2"/>de la famille des langues romanes.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<text:s text:c="1"/>Il est une des six langues officielles ainsi <text:s text:c="5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78" text:class-names=""><text:s text:c="1"/>qu'</text:span><text:span text:style-name="a1079" text:class-names="">une des deux langues de travail<text:s text:c="1"/></text:span><text:span text:style-name="a1080" text:class-names="">(avec <text:s text:c="3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1"/>l'anglais) de l'Organisation des Nations <text:s text:c="2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6" text:class-names=""><text:s text:c="1"/>unies.<text:s text:c="1"/></text:span><text:span text:style-name="a1087" text:class-names="">Il est parlé,</text:span><text:span text:style-name="a1088" text:class-names=""><text:s text:c="1"/>en 2018, sur tous les <text:s text:c="1"/>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1" text:class-names=""><text:s text:c="1"/>continents<text:s text:c="1"/></text:span><text:span text:style-name="a1092" text:class-names="">par environ 300 millions<text:s text:c="1"/></text:span><text:span text:style-name="a1093" text:class-names="">de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<text:s text:c="1"/>personnes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099" text:class-names="">https://fr.wikipedia.org/wiki/Fran%C3%A7ais</text:span><text:span text:style-name="a1100" text:class-names=""><text:s text:c="3"/></text:span></text:p>
              </text:list-item>
            </text:list>
          </draw:text-box>
          <svg:title/>
          <svg:desc/>
        </draw:frame>
        <draw:frame draw:id="id118" presentation:style-name="a1130" draw:name="Espace réservé du texte 3" svg:x="5.70866in" svg:y="0.17283in" svg:width="5.11811in" svg:height="5.33898in" presentation:class="outline" presentation:placeholder="false">
          <draw:text-box>
            <text:list text:style-name="a1107">
              <text:list-item>
                <text:p text:style-name="a1106" text:class-names="" text:cond-style-name=""><text:span text:style-name="a1105" text:class-names="">Objectifs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<text:s text:c="3"/>Au cours de sa scolarité, l'élève est conduit <text:s text:c="4"/>vers l'usage d'un „Oral“ de plus en plus précis <text:s text:c="3"/>et structuré..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<text:s text:c="3"/>Il doit cerner progressivement les usages et <text:s text:c="5"/>les supports de „l‘Ecrit“.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<text:s text:c="3"/>L'élève apprend à envisager la langue comme <text:s text:c="1"/>un objet manipulable, pas seulement pour le <text:s text:c="6"/>sens qu'elle véhicule mais comme objet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d'observation et d'analyse..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<text:s text:c="3"/>A la fin de la scolarité, l'élève est <text:s text:c="5"/>parfaitement bilingue et biculturelle.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http://web64.ac-bordeaux.fr/fileadmin/fichiers/circos/biarritz/slaxague/Objectifs_de_l_apprentissage_de_la_langue_francaise.pdf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/></text:p>
              </text:list-item>
            </text:list>
          </draw:text-box>
          <svg:title/>
          <svg:desc/>
        </draw:frame>
        <draw:frame draw:id="id119" presentation:style-name="a1150" draw:name="Espace réservé du texte 4" svg:x="6.49606in" svg:y="6.10236in" svg:width="4.52362in" svg:height="2.10984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Premier profs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<text:s text:c="1"/>- Du Primaire: Samah AboulSeoud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<text:s text:c="1"/>- Du collège: Amira Gamal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<text:s text:c="1"/>- Du lycée: Liliane Pigache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</draw:text-box>
          <svg:title/>
          <svg:desc/>
        </draw:frame>
        <draw:frame draw:id="id120" presentation:style-name="a1176" draw:name="Espace réservé du texte 5" svg:x="0.19173in" svg:y="4.33071in" svg:width="4.33583in" svg:height="3.86772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>Contenu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<text:s text:c="2"/>Le programme varie selon le <text:s text:c="3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<text:s text:c="1"/>niveau scolaire même si le contenu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<text:s text:c="1"/>en général reste le même: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- Compréhension de texte (Analyse, argumentation et vocabulaire)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- Grammaire (Conjugaison et orthographe)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- Expression écrite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- Oral</text:span></text:p>
              </text:list-item>
            </text:list>
          </draw:text-box>
          <svg:title/>
          <svg:desc/>
        </draw:frame>
        <presentation:notes draw:style-name="a1182">
          <draw:frame draw:id="id121" draw:style-name="a1179" draw:name="Espace réservé du numéro de diapositive 6" svg:x="4.67953in" svg:y="11.10827in" svg:width="3.5878in" svg:height="0.58425in">
            <draw:text-box>
              <text:p text:style-name="a1178" text:class-names="" text:cond-style-name=""><text:span text:style-name="a1177" text:class-names=""><text:page-number style:num-format="1" text:fixed="false"/></text:span></text:p>
            </draw:text-box>
            <svg:title/>
            <svg:desc/>
          </draw:frame>
          <draw:page-thumbnail draw:page-number="2" svg:x="1.43576in" svg:y="1.12326in" svg:width="5.39583in" svg:height="4.04687in" presentation:class="page" draw:id="id122" presentation:style-name="a1180" draw:name="Espace réservé de l'image des diapositives 1">
            <svg:title/>
            <svg:desc/>
          </draw:page-thumbnail>
          <draw:frame draw:id="id123" presentation:style-name="a1181" draw:name="Espace réservé des commentaire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3" draw:style-name="a1183" draw:master-page-name="Master2-Layout7-blank-Vide" presentation:presentation-page-layout-name="Master2-PPL7" draw:id="Slide-258">
        <draw:frame draw:id="id124" presentation:style-name="a1186" draw:name="Titre 1" svg:x="0.21969in" svg:y="-0.36024in" svg:width="3.12677in" svg:height="1.38031in" presentation:class="title" presentation:placeholder="false">
          <draw:text-box>
            <text:p text:style-name="a1185" text:class-names="" text:cond-style-name=""><text:span text:style-name="a1184" text:class-names="">Les Mathématiques</text:span></text:p>
          </draw:text-box>
          <svg:title/>
          <svg:desc/>
        </draw:frame>
        <draw:frame draw:id="id125" presentation:style-name="a1224" draw:name="Espace réservé du texte 2" svg:x="0.19685in" svg:y="0.59055in" svg:width="4.12992in" svg:height="7.59173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Définition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<text:s text:c="3"/>Les mathématiques sont un <text:s text:c="3"/>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3" text:class-names=""><text:s text:c="1"/>ensemble de <text:s text:c="1"/></text:span><text:span text:style-name="a1194" text:class-names="">connaissances abstraites</text:span><text:span text:style-name="a1195" text:class-names=""><text:s text:c="1"/>résultant de<text:s text:c="1"/></text:span><text:span text:style-name="a1196" text:class-names="">raisonnements logiques<text:s text:c="1"/></text:span><text:span text:style-name="a1197" text:class-names="">appliqués à <text:s text:c="1"/>des objets divers tels que <text:s text:c="1"/>les nombres, les formes, les <text:s text:c="1"/>structures, etc ; ainsi qu'aux relations et opérations mathématiques qui existent entre ces objets.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0" text:class-names=""><text:s text:c="2"/>Elles sont aussi<text:s text:c="1"/></text:span><text:span text:style-name="a1201" text:class-names="">le domaine de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4" text:class-names=""><text:s text:c="1"/>recherche</text:span><text:span text:style-name="a1205" text:class-names=""><text:s text:c="2"/>développant ces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<text:s text:c="1"/>connaissances, ainsi que <text:s text:c="3"/>la 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<text:s text:c="1"/>discipline qui les enseigne.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Contenu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<text:s text:c="1"/>Arithmétique, l'algèbre, l'analyse, la <text:s text:c="1"/>géométrie, la logique mathématique, <text:s text:c="4"/>statistique, vecteurs. Il existe également une certaine séparation entre les mathématiques pures et les mathématiques appliquées.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https://fr.wikipedia.org/wiki/Math%C3%A9matiques</text:span></text:p>
              </text:list-item>
            </text:list>
          </draw:text-box>
          <svg:title/>
          <svg:desc/>
        </draw:frame>
        <draw:frame draw:id="id126" presentation:style-name="a1247" draw:name="Espace réservé du texte 3" svg:x="4.68504in" svg:y="0.19685in" svg:width="6.29921in" svg:height="6.69291in" presentation:class="outline" presentation:placeholder="false">
          <draw:text-box>
            <text:list text:style-name="a1227">
              <text:list-item>
                <text:p text:style-name="a1226" text:class-names="" text:cond-style-name=""><text:span text:style-name="a1225" text:class-names="">Objectifs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<text:s text:c="2"/>L’enseignement des mathématiques <text:s text:c="1"/>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<text:s text:c="1"/>contribue à former un être humain <text:s text:c="1"/>métho-dique, inventif et critique, doué de la faculté de raisonner de façon correcte et autonome.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Dans cette optique, il convient d’encourager la pensée logique et abstraite, de développer le sens de l’organisation des connaissances et l’habitude de la rigueur.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<text:s text:c="2"/>Pour pouvoir distinguer le vrai du faux, pour participer au développement harmonieux de la société, on a besoin de chercheurs créatifs, critiques, méthodiques, rigoureux et intuitifs, <text:s text:c="1"/>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<text:s text:c="1"/>toutes qualités que l’étude des mathématiques contribue à développer.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http://www.vive-les-maths.net/site/infos/infos.pdf</text:span></text:p>
              </text:list-item>
            </text:list>
          </draw:text-box>
          <svg:title/>
          <svg:desc/>
        </draw:frame>
        <draw:frame draw:id="id127" presentation:style-name="a1258" draw:name="Espace réservé du texte 4" svg:x="4.72441in" svg:y="6.92441in" svg:width="3.93701in" svg:height="1.14646in" presentation:class="outline" presentation:placeholder="false">
          <draw:text-box>
            <text:list text:style-name="a1250">
              <text:list-item>
                <text:p text:style-name="a1249" text:class-names="" text:cond-style-name=""><text:span text:style-name="a1248" text:class-names="">Premiers profs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<text:s text:c="1"/>- Primaire/Collège: Nancy ElDib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<text:s text:c="1"/>- Lycée: Samer Ayoub</text:span></text:p>
              </text:list-item>
            </text:list>
          </draw:text-box>
          <svg:title/>
          <svg:desc/>
        </draw:frame>
        <presentation:notes draw:style-name="a1264">
          <draw:frame draw:id="id128" draw:style-name="a1261" draw:name="Espace réservé du numéro de diapositive 6" svg:x="4.67953in" svg:y="11.10827in" svg:width="3.5878in" svg:height="0.58425in">
            <draw:text-box>
              <text:p text:style-name="a1260" text:class-names="" text:cond-style-name=""><text:span text:style-name="a1259" text:class-names=""><text:page-number style:num-format="1" text:fixed="false"/></text:span></text:p>
            </draw:text-box>
            <svg:title/>
            <svg:desc/>
          </draw:frame>
          <draw:page-thumbnail draw:page-number="3" svg:x="1.43576in" svg:y="1.12326in" svg:width="5.39583in" svg:height="4.04687in" presentation:class="page" draw:id="id129" presentation:style-name="a1262" draw:name="Espace réservé de l'image des diapositives 1">
            <svg:title/>
            <svg:desc/>
          </draw:page-thumbnail>
          <draw:frame draw:id="id130" presentation:style-name="a1263" draw:name="Espace réservé des commentaire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4" draw:style-name="a1265" draw:master-page-name="Master2-Layout7-blank-Vide" presentation:presentation-page-layout-name="Master2-PPL7" draw:id="Slide-259">
        <draw:frame draw:id="id131" presentation:style-name="a1268" draw:name="Titre 1" svg:x="0in" svg:y="0.05472in" svg:width="6.29921in" svg:height="0.53583in" presentation:class="title" presentation:placeholder="false">
          <draw:text-box>
            <text:p text:style-name="a1267" text:class-names="" text:cond-style-name=""><text:span text:style-name="a1266" text:class-names="">Les sciences humaines et sociales</text:span></text:p>
          </draw:text-box>
          <svg:title/>
          <svg:desc/>
        </draw:frame>
        <draw:frame draw:id="id132" presentation:style-name="a1299" draw:name="Espace réservé du texte 2" svg:x="0.19685in" svg:y="1.01339in" svg:width="5.51181in" svg:height="5.28583in" presentation:class="outline" presentation:placeholder="false">
          <draw:text-box>
            <text:list text:style-name="a1271">
              <text:list-item>
                <text:p text:style-name="a1270" text:class-names="" text:cond-style-name=""><text:span text:style-name="a1269" text:class-names="">Définition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2" text:class-names=""><text:s text:c="3"/>Les sciences humaines et sociales regroupent de nombreuses disciplines qui<text:s text:c="1"/></text:span><text:span text:style-name="a1273" text:class-names="">cherchent à expliquer des phénomènes</text:span><text:span text:style-name="a1274" text:class-names=""><text:s text:c="1"/>dont les explications ne relèvent pas de la biophysique, mais plutôt des influences,<text:s text:c="1"/></text:span><text:span text:style-name="a1275" text:class-names="">des faits sociaux</text:span><text:span text:style-name="a1276" text:class-names="">, des autres ou de l'environnement sur les<text:s text:c="1"/></text:span><text:span text:style-name="a1277" text:class-names="">actions, comportements et attitudes humaines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Contenu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<text:s text:c="3"/>Histoire, Géographie, philosophie, <text:s text:c="1"/>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<text:s text:c="2"/>science politique, sciences économiques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<text:s text:c="1"/>et sociales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https://fr.wikipedia.org/wiki/Sciences_humaines_et_sociales</text:span></text:p>
              </text:list-item>
            </text:list>
          </draw:text-box>
          <svg:title/>
          <svg:desc/>
        </draw:frame>
        <draw:frame draw:id="id133" presentation:style-name="a1337" draw:name="Espace réservé du texte 3" svg:x="5.90551in" svg:y="0.59055in" svg:width="4.92126in" svg:height="6.16102in" presentation:class="outline" presentation:placeholder="false">
          <draw:text-box>
            <text:list text:style-name="a1302">
              <text:list-item>
                <text:p text:style-name="a1301" text:class-names="" text:cond-style-name=""><text:span text:style-name="a1300" text:class-names="">Objectifs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<text:s text:c="1"/>- Partager une culture.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<text:s text:c="1"/>- Donner des clés <text:s text:c="1"/>pour comprendre le <text:s text:c="4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<text:s text:c="1"/>monde. Et penser par soi-même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<text:s text:c="1"/>- Développer le regard critique des <text:s text:c="4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<text:s text:c="1"/>Élèves et aller à l'encontre des idées <text:s text:c="5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<text:s text:c="1"/>toutes faites.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<text:s text:c="1"/>- Se documenter, raisonner par analogie, <text:s text:c="1"/>mettre en relation et synthétiser.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- Développer des capacités d'observation, <text:s text:c="2"/>d’analyse et de synthèse pour collecter, <text:s text:c="4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<text:s text:c="1"/>trier, classer et présenter des <text:s text:c="3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<text:s text:c="1"/>Informations.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<text:s text:c="1"/>- <text:s text:c="1"/>prendre de la distance dans une société <text:s text:c="1"/>qui encourage les tendances de chacun à <text:s text:c="2"/>l'individualisme narcissique.</text:span></text:p>
              </text:list-item>
            </text:list>
          </draw:text-box>
          <svg:title/>
          <svg:desc/>
        </draw:frame>
        <draw:frame draw:id="id134" presentation:style-name="a1351" draw:name="Espace réservé du texte 4" svg:x="0.59055in" svg:y="6.49606in" svg:width="4.68976in" svg:height="1.5748in" presentation:class="outline" presentation:placeholder="false">
          <draw:text-box>
            <text:list text:style-name="a1340">
              <text:list-item>
                <text:p text:style-name="a1339" text:class-names="" text:cond-style-name=""><text:span text:style-name="a1338" text:class-names="">Responsables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<text:s text:c="1"/>- Premiers profs d'HG des 3 cycles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<text:s text:c="1"/>- Enseignant de phiosophie en Terminale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<text:s text:c="1"/>- Enseignants de SES au lycée</text:span></text:p>
              </text:list-item>
            </text:list>
          </draw:text-box>
          <svg:title/>
          <svg:desc/>
        </draw:frame>
        <presentation:notes draw:style-name="a1357">
          <draw:frame draw:id="id135" draw:style-name="a1354" draw:name="Espace réservé du numéro de diapositive 6" svg:x="4.67953in" svg:y="11.10827in" svg:width="3.5878in" svg:height="0.58425in">
            <draw:text-box>
              <text:p text:style-name="a1353" text:class-names="" text:cond-style-name=""><text:span text:style-name="a1352" text:class-names=""><text:page-number style:num-format="1" text:fixed="false"/></text:span></text:p>
            </draw:text-box>
            <svg:title/>
            <svg:desc/>
          </draw:frame>
          <draw:page-thumbnail draw:page-number="4" svg:x="1.43576in" svg:y="1.12326in" svg:width="5.39583in" svg:height="4.04687in" presentation:class="page" draw:id="id136" presentation:style-name="a1355" draw:name="Espace réservé de l'image des diapositives 1">
            <svg:title/>
            <svg:desc/>
          </draw:page-thumbnail>
          <draw:frame draw:id="id137" presentation:style-name="a1356" draw:name="Espace réservé des commentaire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5" draw:style-name="a1358" draw:master-page-name="Master2-Layout7-blank-Vide" presentation:presentation-page-layout-name="Master2-PPL7" draw:id="Slide-260">
        <draw:frame draw:id="id138" presentation:style-name="a1361" draw:name="Titre 1" svg:x="0in" svg:y="0.05472in" svg:width="6.29921in" svg:height="0.53583in" presentation:class="title" presentation:placeholder="false">
          <draw:text-box>
            <text:p text:style-name="a1360" text:class-names="" text:cond-style-name=""><text:span text:style-name="a1359" text:class-names="">Les sciences humaines et sociales</text:span></text:p>
          </draw:text-box>
          <svg:title/>
          <svg:desc/>
        </draw:frame>
        <draw:frame draw:id="id139" presentation:style-name="a1392" draw:name="Espace réservé du texte 2" svg:x="0.19685in" svg:y="1.01339in" svg:width="5.51181in" svg:height="5.28583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2" text:class-names="">Définition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65" text:class-names=""><text:s text:c="3"/>Les sciences humaines et sociales regroupent de nombreuses disciplines qui<text:s text:c="1"/></text:span><text:span text:style-name="a1366" text:class-names="">cherchent à expliquer des phénomènes</text:span><text:span text:style-name="a1367" text:class-names=""><text:s text:c="1"/>dont les explications ne relèvent pas de la biophysique, mais plutôt des influences,<text:s text:c="1"/></text:span><text:span text:style-name="a1368" text:class-names="">des faits sociaux</text:span><text:span text:style-name="a1369" text:class-names="">, des autres ou de l'environnement sur les<text:s text:c="1"/></text:span><text:span text:style-name="a1370" text:class-names="">actions, comportements et attitudes humaines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Contenu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<text:s text:c="3"/>Histoire, Géographie, philosophie, 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<text:s text:c="2"/>science politique, sciences économiques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<text:s text:c="1"/>et sociales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https://fr.wikipedia.org/wiki/Sciences_humaines_et_sociales</text:span></text:p>
              </text:list-item>
            </text:list>
          </draw:text-box>
          <svg:title/>
          <svg:desc/>
        </draw:frame>
        <draw:frame draw:id="id140" presentation:style-name="a1430" draw:name="Espace réservé du texte 3" svg:x="5.90551in" svg:y="0.59055in" svg:width="4.92126in" svg:height="6.16102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3" text:class-names="">Objectifs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<text:s text:c="1"/>- Partager une culture.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><text:s text:c="1"/>- Donner des clés <text:s text:c="1"/>pour comprendre le <text:s text:c="4"/>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><text:s text:c="1"/>monde. Et penser par soi-même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<text:s text:c="1"/>- Développer le regard critique des <text:s text:c="4"/>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><text:s text:c="1"/>Élèves et aller à l'encontre des idées <text:s text:c="5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<text:s text:c="1"/>toutes faites.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<text:s text:c="1"/>- Se documenter, raisonner par analogie, <text:s text:c="1"/>mettre en relation et synthétiser.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<text:s text:c="1"/>- Développer des capacités d'observation, <text:s text:c="2"/>d’analyse et de synthèse pour collecter, <text:s text:c="4"/>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><text:s text:c="1"/>trier, classer et présenter des <text:s text:c="3"/>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<text:s text:c="1"/>Informations.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<text:s text:c="1"/>- <text:s text:c="1"/>prendre de la distance dans une société <text:s text:c="1"/>qui encourage les tendances de chacun à <text:s text:c="2"/>l'individualisme narcissique.</text:span></text:p>
              </text:list-item>
            </text:list>
          </draw:text-box>
          <svg:title/>
          <svg:desc/>
        </draw:frame>
        <draw:frame draw:id="id141" presentation:style-name="a1444" draw:name="Espace réservé du texte 4" svg:x="0.59055in" svg:y="6.49606in" svg:width="4.68976in" svg:height="1.5748in" presentation:class="outline" presentation:placeholder="false">
          <draw:text-box>
            <text:list text:style-name="a1433">
              <text:list-item>
                <text:p text:style-name="a1432" text:class-names="" text:cond-style-name=""><text:span text:style-name="a1431" text:class-names="">Responsables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<text:s text:c="1"/>- Premiers profs d'HG des 3 cycles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1"/>- Enseignant de phiosophie en Terminale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1"/>- Enseignants de SES au lycée</text:span></text:p>
              </text:list-item>
            </text:list>
          </draw:text-box>
          <svg:title/>
          <svg:desc/>
        </draw:frame>
        <presentation:notes draw:style-name="a1450">
          <draw:frame draw:id="id142" draw:style-name="a1447" draw:name="Espace réservé du numéro de diapositive 6" svg:x="4.67953in" svg:y="11.10827in" svg:width="3.5878in" svg:height="0.58425in">
            <draw:text-box>
              <text:p text:style-name="a1446" text:class-names="" text:cond-style-name=""><text:span text:style-name="a1445" text:class-names=""><text:page-number style:num-format="1" text:fixed="false"/></text:span></text:p>
            </draw:text-box>
            <svg:title/>
            <svg:desc/>
          </draw:frame>
          <draw:page-thumbnail draw:page-number="5" svg:x="1.43576in" svg:y="1.12326in" svg:width="5.39583in" svg:height="4.04687in" presentation:class="page" draw:id="id143" presentation:style-name="a1448" draw:name="Espace réservé de l'image des diapositives 1">
            <svg:title/>
            <svg:desc/>
          </draw:page-thumbnail>
          <draw:frame draw:id="id144" presentation:style-name="a1449" draw:name="Espace réservé des commentaires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Titre et contenu">
      <presentation:placeholder presentation:object="title" svg:x="0.81024in" svg:y="0.12795in" svg:width="9.41378in" svg:height="1.38031in"/>
      <presentation:placeholder presentation:object="object" svg:x="1.19016in" svg:y="2.43228in" svg:width="9.27087in" svg:height="5.20866in"/>
    </style:presentation-page-layout>
    <style:presentation-page-layout style:name="Master2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Deux contenus">
      <presentation:placeholder presentation:object="title" svg:x="0.81024in" svg:y="0.12795in" svg:width="9.41378in" svg:height="1.38031in"/>
      <presentation:placeholder presentation:object="object" svg:x="1.19097in" svg:y="2.43229in" svg:width="4.55208in" svg:height="5.20833in"/>
      <presentation:placeholder presentation:object="object" svg:x="5.90972in" svg:y="2.43229in" svg:width="4.55208in" svg:height="5.20833in"/>
    </style:presentation-page-layout>
    <style:presentation-page-layout style:name="Master2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Titre seul">
      <presentation:placeholder presentation:object="title" svg:x="0.81024in" svg:y="0.12795in" svg:width="9.41378in" svg:height="1.38031in"/>
    </style:presentation-page-layout>
    <style:presentation-page-layout style:name="Master2-PPL7" style:display-name="Vide"/>
    <style:presentation-page-layout style:name="Master2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Titre et texte vertical">
      <presentation:placeholder presentation:object="title" svg:x="0.81024in" svg:y="0.12795in" svg:width="9.41378in" svg:height="1.38031in"/>
      <presentation:placeholder presentation:object="outline" svg:x="1.19016in" svg:y="2.43228in" svg:width="9.27087in" svg:height="5.20866in"/>
    </style:presentation-page-layout>
    <style:presentation-page-layout style:name="Master2-PPL11" style:display-name="Titre vertical et texte">
      <presentation:placeholder presentation:object="title" svg:x="8.05035in" svg:y="0.12847in" svg:width="2.41146in" svg:height="7.51215in"/>
      <presentation:placeholder presentation:object="outline" svg:x="0.81076in" svg:y="0.12847in" svg:width="7.07292in" svg:height="7.5121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175" draw:style="linear" draw:angle="0" draw:start-color="#ffff66" draw:end-color="#ffffcc" draw:start-intensity="100%" draw:end-intensity="100%"/>
    <draw:gradient draw:name="a1350" draw:style="linear" draw:angle="0" draw:start-color="#ffff66" draw:end-color="#ffffcc" draw:start-intensity="100%" draw:end-intensity="100%"/>
    <draw:gradient draw:name="a793" draw:style="linear" draw:angle="0" draw:start-color="#ffff66" draw:end-color="#ffffcc" draw:start-intensity="100%" draw:end-intensity="100%"/>
    <draw:gradient draw:name="a1246" draw:style="linear" draw:angle="0" draw:start-color="#ffff66" draw:end-color="#ffffcc" draw:start-intensity="100%" draw:end-intensity="100%"/>
    <draw:gradient draw:name="a1391" draw:style="linear" draw:angle="0" draw:start-color="#ffff66" draw:end-color="#ffffcc" draw:start-intensity="100%" draw:end-intensity="100%"/>
    <draw:gradient draw:name="a1429" draw:style="linear" draw:angle="0" draw:start-color="#ffff66" draw:end-color="#ffffcc" draw:start-intensity="100%" draw:end-intensity="100%"/>
    <draw:gradient draw:name="a709" draw:style="linear" draw:angle="0" draw:start-color="#ffff66" draw:end-color="#ffffcc" draw:start-intensity="100%" draw:end-intensity="100%"/>
    <draw:gradient draw:name="a1129" draw:style="linear" draw:angle="0" draw:start-color="#ffff66" draw:end-color="#ffffcc" draw:start-intensity="100%" draw:end-intensity="100%"/>
    <draw:gradient draw:name="a771" draw:style="linear" draw:angle="0" draw:start-color="#ffff66" draw:end-color="#ffffcc" draw:start-intensity="100%" draw:end-intensity="100%"/>
    <draw:gradient draw:name="a1223" draw:style="linear" draw:angle="0" draw:start-color="#ffff66" draw:end-color="#ffffcc" draw:start-intensity="100%" draw:end-intensity="100%"/>
    <draw:gradient draw:name="a912" draw:style="linear" draw:angle="0" draw:start-color="#ffff66" draw:end-color="#ffffcc" draw:start-intensity="100%" draw:end-intensity="100%"/>
    <draw:gradient draw:name="a880" draw:style="linear" draw:angle="0" draw:start-color="#ffff66" draw:end-color="#ffffcc" draw:start-intensity="100%" draw:end-intensity="100%"/>
    <draw:gradient draw:name="a669" draw:style="linear" draw:angle="0" draw:start-color="#ffff66" draw:end-color="#ffffcc" draw:start-intensity="100%" draw:end-intensity="100%"/>
    <draw:gradient draw:name="a776" draw:style="linear" draw:angle="0" draw:start-color="#ffff66" draw:end-color="#ffffcc" draw:start-intensity="100%" draw:end-intensity="100%"/>
    <draw:gradient draw:name="a1103" draw:style="linear" draw:angle="0" draw:start-color="#ffff66" draw:end-color="#ffffcc" draw:start-intensity="100%" draw:end-intensity="100%"/>
    <draw:gradient draw:name="a953" draw:style="linear" draw:angle="0" draw:start-color="#ffff66" draw:end-color="#ffffcc" draw:start-intensity="100%" draw:end-intensity="100%"/>
    <draw:gradient draw:name="a1336" draw:style="linear" draw:angle="0" draw:start-color="#ffff66" draw:end-color="#ffffcc" draw:start-intensity="100%" draw:end-intensity="100%"/>
    <draw:gradient draw:name="a1443" draw:style="linear" draw:angle="0" draw:start-color="#ffff66" draw:end-color="#ffffcc" draw:start-intensity="100%" draw:end-intensity="100%"/>
    <draw:gradient draw:name="a994" draw:style="linear" draw:angle="0" draw:start-color="#ffff66" draw:end-color="#ffffcc" draw:start-intensity="100%" draw:end-intensity="100%"/>
    <draw:gradient draw:name="a726" draw:style="linear" draw:angle="0" draw:start-color="#ffff66" draw:end-color="#ffffcc" draw:start-intensity="100%" draw:end-intensity="100%"/>
    <draw:gradient draw:name="a601" draw:style="linear" draw:angle="0" draw:start-color="#ffff66" draw:end-color="#ffffcc" draw:start-intensity="100%" draw:end-intensity="100%"/>
    <draw:gradient draw:name="a1149" draw:style="linear" draw:angle="0" draw:start-color="#ffff66" draw:end-color="#ffffcc" draw:start-intensity="100%" draw:end-intensity="100%"/>
    <draw:gradient draw:name="a572" draw:style="linear" draw:angle="0" draw:start-color="#ffff66" draw:end-color="#ffffcc" draw:start-intensity="100%" draw:end-intensity="100%"/>
    <draw:gradient draw:name="a641" draw:style="linear" draw:angle="0" draw:start-color="#ffff66" draw:end-color="#ffffcc" draw:start-intensity="100%" draw:end-intensity="100%"/>
    <draw:gradient draw:name="a1257" draw:style="linear" draw:angle="0" draw:start-color="#ffff66" draw:end-color="#ffffcc" draw:start-intensity="100%" draw:end-intensity="100%"/>
    <draw:gradient draw:name="a907" draw:style="linear" draw:angle="0" draw:start-color="#ffff66" draw:end-color="#ffffcc" draw:start-intensity="100%" draw:end-intensity="100%"/>
    <draw:gradient draw:name="a875" draw:style="linear" draw:angle="0" draw:start-color="#ffff66" draw:end-color="#ffffcc" draw:start-intensity="100%" draw:end-intensity="100%"/>
    <draw:gradient draw:name="a1298" draw:style="linear" draw:angle="0" draw:start-color="#ffff66" draw:end-color="#ffffcc" draw:start-intensity="100%" draw:end-intensity="100%"/>
    <draw:gradient draw:name="a754" draw:style="linear" draw:angle="0" draw:start-color="#ffff66" draw:end-color="#ffffcc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center" draw:fill="gradient" draw:fill-gradient-name="a601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draw:fill="none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 style:parent-style-name="Graphics">
      <style:graphic-properties draw:fill="none" fo:clip="rect(0in, 0in, 0in, 0in)" draw:stroke="none" draw:luminance="0%" draw:contrast="0%" draw:image-opacity="100%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gradient" draw:fill-gradient-name="a709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gradient" draw:fill-gradient-name="a641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none"/>
    </style:style>
    <style:style style:family="paragraph" style:name="a7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gradient" draw:fill-gradient-name="a726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draw:fill="none" draw:stroke="non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gradient" draw:fill-gradient-name="a572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4" style:parent-style-name="Graphics">
      <style:graphic-properties draw:fill="none" fo:clip="rect(0in, 0in, 0in, 0in)" draw:stroke="none" draw:luminance="0%" draw:contrast="0%" draw:image-opacity="100%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draw:fill="none" draw:stroke="non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3" style:parent-style-name="Graphics">
      <style:graphic-properties draw:fill="none" fo:clip="rect(0in, 0in, 0in, 0in)" draw:stroke="none" draw:luminance="0%" draw:contrast="0%" draw:imag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83333in" style:font-size-asian="0.83333in" style:font-size-complex="0.8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83333in" style:font-size-asian="0.83333in" style:font-size-complex="0.8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5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6" style:parent-style-name="Graphics">
      <style:graphic-properties draw:fill="none" fo:clip="rect(0in, 0in, 0in, 0in)" draw:stroke="none" draw:luminance="0%" draw:contrast="0%" draw:image-opacity="100%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gradient" draw:fill-gradient-name="a907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93" style:parent-style-name="Graphics">
      <style:graphic-properties draw:fill="none" fo:clip="rect(0in, 0in, 0in, 0in)" draw:stroke="none" draw:luminance="0%" draw:contrast="0%" draw:image-opacity="100%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gradient" draw:fill-gradient-name="a669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83333in" style:font-size-asian="0.83333in" style:font-size-complex="0.8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71">
      <style:graphic-properties draw:fill="none" draw:stroke="non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83333in" style:font-size-asian="0.83333in" style:font-size-complex="0.8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bottom" draw:textarea-horizontal-align="left" draw:fill="gradient" draw:fill-gradient-name="a754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5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gradient" draw:fill-gradient-name="a912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draw:fill="none" draw:stroke="none"/>
    </style:style>
    <style:style style:family="presentation" style:name="a914">
      <style:graphic-properties draw:fill="none" draw:stroke="non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non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 style:parent-style-name="Graphics">
      <style:graphic-properties draw:fill="none" fo:clip="rect(0in, 0in, 0in, 0in)" draw:stroke="none" draw:luminance="0%" draw:contrast="0%" draw:image-opacity="100%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gradient" draw:fill-gradient-name="a771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fo:wrap-option="wrap" fo:padding-top="0in" fo:padding-bottom="0in" fo:padding-left="0in" fo:padding-right="0in" draw:textarea-vertical-align="bottom" draw:textarea-horizontal-align="left" draw:fill="gradient" draw:fill-gradient-name="a776" draw:stroke="none" draw:auto-grow-width="false" draw:auto-grow-height="fals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4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 style:parent-style-name="Graphics">
      <style:graphic-properties draw:fill="none" fo:clip="rect(0in, 0in, 0in, 0in)" draw:stroke="none" draw:luminance="0%" draw:contrast="0%" draw:image-opacity="100%"/>
    </style:style>
    <style:style style:family="text" style:name="a856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3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gradient" draw:fill-gradient-name="a793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draw:fill="none" draw:stroke="non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gradient" draw:fill-gradient-name="a875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right" draw:fill="gradient" draw:fill-gradient-name="a953" draw:stroke="none" draw:auto-grow-width="false" draw:auto-grow-height="false"/>
      <style:paragraph-properties style:font-independent-line-spacing="true" style:writing-mode="tb-rl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gradient" draw:fill-gradient-name="a880" draw:stroke="none" draw:auto-grow-width="false" draw:auto-grow-height="false"/>
      <style:paragraph-properties style:font-independent-line-spacing="true" style:writing-mode="lr-tb"/>
    </style:style>
    <style:style style:family="presentation" style:name="a882">
      <style:graphic-properties draw:fill="none" draw:stroke="non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99">
      <style:drawing-page-properties draw:fill="solid" draw:fill-color="#333366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78">
      <style:text-properties fo:font-variant="normal" fo:text-transform="none" fo:color="#e6e6e6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right" draw:fill="gradient" draw:fill-gradient-name="a994" draw:stroke="none" draw:auto-grow-width="false" draw:auto-grow-height="false"/>
      <style:paragraph-properties style:font-independent-line-spacing="true" style:writing-mode="tb-rl"/>
    </style:style>
    <style:style style:family="presentation" style:name="a996">
      <style:graphic-properties draw:fill="none" draw:stroke="non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Présentation%20des%20matières%20enseignées%20Hypatia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commentair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commentair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Modifiez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commentair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odifiez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commentair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Modifiez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Modifiez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commentair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odifiez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odifiez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commentair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commentair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commentair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odifiez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commentair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odifiez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commentair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odifiez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commentair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odifiez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commentair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Présentation%20des%20matières%20enseignées%20Hypatia1" style:page-layout-name="pageLayout1" draw:style-name="a552">
      <draw:frame draw:id="id69" presentation:style-name="a555" draw:name="Espace réservé du titre 1" svg:x="0.81024in" svg:y="0.12795in" svg:width="9.41378in" svg:height="1.38031in" presentation:class="titl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73" draw:name="Espace réservé du texte 2" svg:x="1.19016in" svg:y="2.43228in" svg:width="9.27087in" svg:height="5.20866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Modifiez les styles du texte du masque</text:span></text:p>
            </text:list-item>
          </text:list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Deuxième niveau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Cinquième niveau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draw:style-name="a574" draw:name="Image 3" svg:x="8.68031in" svg:y="6.83661in" svg:width="2.15354in" svg:height="1.1563in" style:rel-width="scale" style:rel-height="scale">
        <draw:image xlink:href="media/image2.wmf" xlink:type="simple" xlink:show="embed" xlink:actuate="onLoad"/>
        <svg:title/>
        <svg:desc/>
      </draw:frame>
      <presentation:notes style:page-layout-name="pageLayout2" draw:style-name="a591">
        <draw:page-thumbnail svg:x="1.21063in" svg:y="0.88858in" svg:width="5.84567in" svg:height="4.38425in" presentation:class="page" draw:id="id5" presentation:style-name="a575" draw:name="Espace réservé de l'image des diapositives 1">
          <svg:title/>
          <svg:desc/>
        </draw:page-thumbnail>
        <draw:frame draw:id="id6" presentation:style-name="a578" draw:name="Espace réservé des commentaires 2" svg:x="0.82677in" svg:y="5.55394in" svg:width="6.61378in" svg:height="5.26142in" presentation:class="notes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7" presentation:style-name="a581" draw:name="Espace réservé de l'en-tête 3" svg:x="0in" svg:y="0in" svg:width="3.5878in" svg:height="0.58425in" presentation:class="header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8" presentation:style-name="a584" draw:name="Espace réservé de la date 4" svg:x="4.67953in" svg:y="0in" svg:width="3.5878in" svg:height="0.58425in" presentation:class="date-time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9" presentation:style-name="a587" draw:name="Espace réservé du pied de page 5" svg:x="0in" svg:y="11.10827in" svg:width="3.5878in" svg:height="0.58425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0" presentation:style-name="a590" draw:name="Espace réservé du numéro de diapositive 6" svg:x="4.67953in" svg:y="11.10827in" svg:width="3.5878in" svg:height="0.58425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592">
      <draw:frame draw:id="id72" draw:layer="Master2-bg" draw:style-name="a593" draw:name="Image 3" svg:x="8.68031in" svg:y="6.83661in" svg:width="2.15354in" svg:height="1.1563in" style:rel-width="scale" style:rel-height="scale">
        <draw:image xlink:href="media/image2.wmf" xlink:type="simple" xlink:show="embed" xlink:actuate="onLoad"/>
        <svg:title/>
        <svg:desc/>
      </draw:frame>
      <draw:frame draw:id="id73" presentation:style-name="a597" draw:name="Titre 1" svg:x="1.37847in" svg:y="1.35243in" svg:width="8.26736in" svg:height="2.87847in" presentation:class="title" presentation:placeholder="false">
        <draw:text-box>
          <text:p text:style-name="a596" text:class-names="" text:cond-style-name=""><text:span text:style-name="a594" text:class-names="">Modifiez le style du titre</text:span><text:span text:style-name="a595" text:class-names=""/></text:p>
        </draw:text-box>
        <svg:title/>
        <svg:desc/>
      </draw:frame>
      <draw:frame draw:id="id74" presentation:style-name="a602" draw:name="Sous-titre 2" svg:x="1.37847in" svg:y="4.34201in" svg:width="8.26736in" svg:height="1.99653in" presentation:class="subtitle" presentation:placeholder="false">
        <draw:text-box>
          <text:p text:style-name="a600" text:class-names="" text:cond-style-name=""><text:span text:style-name="a598" text:class-names="">Modifiez le style des sous-titres du masque</text:span><text:span text:style-name="a599" text:class-names=""/></text:p>
        </draw:text-box>
        <svg:title/>
        <svg:desc/>
      </draw:frame>
      <presentation:notes style:page-layout-name="pageLayout2" draw:style-name="a619">
        <draw:page-thumbnail svg:x="1.21063in" svg:y="0.88858in" svg:width="5.84567in" svg:height="4.38425in" presentation:class="page" draw:id="id5" presentation:style-name="a603" draw:name="Espace réservé de l'image des diapositives 1">
          <svg:title/>
          <svg:desc/>
        </draw:page-thumbnail>
        <draw:frame draw:id="id6" presentation:style-name="a606" draw:name="Espace réservé des commentaires 2" svg:x="0.82677in" svg:y="5.55394in" svg:width="6.61378in" svg:height="5.26142in" presentation:class="notes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7" presentation:style-name="a609" draw:name="Espace réservé de l'en-tête 3" svg:x="0in" svg:y="0in" svg:width="3.5878in" svg:height="0.58425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8" presentation:style-name="a612" draw:name="Espace réservé de la date 4" svg:x="4.67953in" svg:y="0in" svg:width="3.5878in" svg:height="0.58425in" presentation:class="date-time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5" draw:name="Espace réservé du pied de page 5" svg:x="0in" svg:y="11.10827in" svg:width="3.5878in" svg:height="0.5842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Espace réservé du numéro de diapositive 6" svg:x="4.67953in" svg:y="11.10827in" svg:width="3.5878in" svg:height="0.5842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620">
      <draw:frame draw:id="id75" draw:layer="Master2-bg" draw:style-name="a621" draw:name="Image 3" svg:x="8.68031in" svg:y="6.83661in" svg:width="2.15354in" svg:height="1.1563in" style:rel-width="scale" style:rel-height="scale">
        <draw:image xlink:href="media/image2.wmf" xlink:type="simple" xlink:show="embed" xlink:actuate="onLoad"/>
        <svg:title/>
        <svg:desc/>
      </draw:frame>
      <draw:frame draw:id="id76" presentation:style-name="a625" draw:name="Titre 1" svg:x="0.81024in" svg:y="0.12795in" svg:width="9.41378in" svg:height="1.38031in" presentation:class="title" presentation:placeholder="false">
        <draw:text-box>
          <text:p text:style-name="a624" text:class-names="" text:cond-style-name=""><text:span text:style-name="a622" text:class-names="">Modifiez le style du titre</text:span><text:span text:style-name="a623" text:class-names=""/></text:p>
        </draw:text-box>
        <svg:title/>
        <svg:desc/>
      </draw:frame>
      <draw:frame draw:id="id77" presentation:style-name="a642" draw:name="Espace réservé du contenu 2" svg:x="1.19016in" svg:y="2.43228in" svg:width="9.27087in" svg:height="5.20866in" presentation:class="object" presentation:placeholder="false">
        <draw:text-box>
          <text:p text:style-name="a627" text:class-names="" text:cond-style-name=""><text:span text:style-name="a626" text:class-names="">Modifiez les styles du texte du masque</text:span></text:p>
          <text:list text:style-name="a630">
            <text:list-item>
              <text:list text:style-name="a630">
                <text:list-item>
                  <text:p text:style-name="a629" text:class-names="" text:cond-style-name=""><text:span text:style-name="a628" text:class-names="">Deuxième niveau</text:span></text:p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p text:style-name="a632" text:class-names="" text:cond-style-name=""><text:span text:style-name="a6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p text:style-name="a635" text:class-names="" text:cond-style-name=""><text:span text:style-name="a6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list text:style-name="a640">
                            <text:list-item>
                              <text:p text:style-name="a639" text:class-names="" text:cond-style-name=""><text:span text:style-name="a637" text:class-names="">Cinquième niveau</text:span><text:span text:style-name="a6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59">
        <draw:page-thumbnail svg:x="1.21063in" svg:y="0.88858in" svg:width="5.84567in" svg:height="4.38425in" presentation:class="page" draw:id="id5" presentation:style-name="a643" draw:name="Espace réservé de l'image des diapositives 1">
          <svg:title/>
          <svg:desc/>
        </draw:page-thumbnail>
        <draw:frame draw:id="id6" presentation:style-name="a646" draw:name="Espace réservé des commentaires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Espace réservé de l'en-tête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Espace réservé de la date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Espace réservé du pied de page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Espace réservé du numéro de diapositive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660">
      <draw:frame draw:id="id78" draw:layer="Master2-bg" draw:style-name="a661" draw:name="Image 3" svg:x="8.68031in" svg:y="6.83661in" svg:width="2.15354in" svg:height="1.1563in" style:rel-width="scale" style:rel-height="scale">
        <draw:image xlink:href="media/image2.wmf" xlink:type="simple" xlink:show="embed" xlink:actuate="onLoad"/>
        <svg:title/>
        <svg:desc/>
      </draw:frame>
      <draw:frame draw:id="id79" presentation:style-name="a665" draw:name="Titre 1" svg:x="0.75174in" svg:y="2.06076in" svg:width="9.50868in" svg:height="3.43924in" presentation:class="title" presentation:placeholder="false">
        <draw:text-box>
          <text:p text:style-name="a664" text:class-names="" text:cond-style-name=""><text:span text:style-name="a662" text:class-names="">Modifiez le style du titre</text:span><text:span text:style-name="a663" text:class-names=""/></text:p>
        </draw:text-box>
        <svg:title/>
        <svg:desc/>
      </draw:frame>
      <draw:frame draw:id="id80" presentation:style-name="a670" draw:name="Espace réservé du texte 2" svg:x="0.75174in" svg:y="5.53299in" svg:width="9.50868in" svg:height="1.80729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Modifiez les styles du texte du masque</text:span></text:p>
            </text:list-item>
          </text:list>
        </draw:text-box>
        <svg:title/>
        <svg:desc/>
      </draw:frame>
      <presentation:notes style:page-layout-name="pageLayout2" draw:style-name="a687">
        <draw:page-thumbnail svg:x="1.21063in" svg:y="0.88858in" svg:width="5.84567in" svg:height="4.38425in" presentation:class="page" draw:id="id5" presentation:style-name="a671" draw:name="Espace réservé de l'image des diapositives 1">
          <svg:title/>
          <svg:desc/>
        </draw:page-thumbnail>
        <draw:frame draw:id="id6" presentation:style-name="a674" draw:name="Espace réservé des commentaires 2" svg:x="0.82677in" svg:y="5.55394in" svg:width="6.61378in" svg:height="5.26142in" presentation:class="notes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7" presentation:style-name="a677" draw:name="Espace réservé de l'en-tête 3" svg:x="0in" svg:y="0in" svg:width="3.5878in" svg:height="0.58425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8" presentation:style-name="a680" draw:name="Espace réservé de la date 4" svg:x="4.67953in" svg:y="0in" svg:width="3.5878in" svg:height="0.58425in" presentation:class="date-time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9" presentation:style-name="a683" draw:name="Espace réservé du pied de page 5" svg:x="0in" svg:y="11.10827in" svg:width="3.5878in" svg:height="0.58425in" presentation:class="foot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0" presentation:style-name="a686" draw:name="Espace réservé du numéro de diapositive 6" svg:x="4.67953in" svg:y="11.10827in" svg:width="3.5878in" svg:height="0.58425in" presentation:class="page-number" presentation:placeholder="false">
          <draw:text-box>
            <text:p text:style-name="a685" text:class-names="" text:cond-style-name=""><text:span text:style-name="a6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688">
      <draw:frame draw:id="id81" draw:layer="Master2-bg" draw:style-name="a689" draw:name="Image 4" svg:x="8.68031in" svg:y="6.83661in" svg:width="2.15354in" svg:height="1.1563in" style:rel-width="scale" style:rel-height="scale">
        <draw:image xlink:href="media/image2.wmf" xlink:type="simple" xlink:show="embed" xlink:actuate="onLoad"/>
        <svg:title/>
        <svg:desc/>
      </draw:frame>
      <draw:frame draw:id="id82" presentation:style-name="a693" draw:name="Titre 1" svg:x="0.81024in" svg:y="0.12795in" svg:width="9.41378in" svg:height="1.38031in" presentation:class="title" presentation:placeholder="false">
        <draw:text-box>
          <text:p text:style-name="a692" text:class-names="" text:cond-style-name=""><text:span text:style-name="a690" text:class-names="">Modifiez le style du titre</text:span><text:span text:style-name="a691" text:class-names=""/></text:p>
        </draw:text-box>
        <svg:title/>
        <svg:desc/>
      </draw:frame>
      <draw:frame draw:id="id83" presentation:style-name="a710" draw:name="Espace réservé du contenu 2" svg:x="1.19097in" svg:y="2.43229in" svg:width="4.55208in" svg:height="5.20833in" presentation:class="object" presentation:placeholder="false">
        <draw:text-box>
          <text:p text:style-name="a695" text:class-names="" text:cond-style-name=""><text:span text:style-name="a694" text:class-names="">Modifiez les styles du texte du masque</text:span></text:p>
          <text:list text:style-name="a698">
            <text:list-item>
              <text:list text:style-name="a698">
                <text:list-item>
                  <text:p text:style-name="a697" text:class-names="" text:cond-style-name=""><text:span text:style-name="a696" text:class-names="">Deuxième niveau</text:span></text:p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p text:style-name="a700" text:class-names="" text:cond-style-name=""><text:span text:style-name="a69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p text:style-name="a703" text:class-names="" text:cond-style-name=""><text:span text:style-name="a70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5" text:class-names="">Cinquième niveau</text:span><text:span text:style-name="a7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727" draw:name="Espace réservé du contenu 3" svg:x="5.90972in" svg:y="2.43229in" svg:width="4.55208in" svg:height="5.20833in" presentation:class="object" presentation:placeholder="false">
        <draw:text-box>
          <text:p text:style-name="a712" text:class-names="" text:cond-style-name=""><text:span text:style-name="a711" text:class-names="">Modifiez les styles du texte du masque</text:span></text:p>
          <text:list text:style-name="a715">
            <text:list-item>
              <text:list text:style-name="a715">
                <text:list-item>
                  <text:p text:style-name="a714" text:class-names="" text:cond-style-name=""><text:span text:style-name="a713" text:class-names="">Deuxième niveau</text:span></text:p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p text:style-name="a717" text:class-names="" text:cond-style-name=""><text:span text:style-name="a7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list text:style-name="a721">
                        <text:list-item>
                          <text:p text:style-name="a720" text:class-names="" text:cond-style-name=""><text:span text:style-name="a7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list text:style-name="a725">
                            <text:list-item>
                              <text:p text:style-name="a724" text:class-names="" text:cond-style-name=""><text:span text:style-name="a722" text:class-names="">Cinquième niveau</text:span><text:span text:style-name="a7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44">
        <draw:page-thumbnail svg:x="1.21063in" svg:y="0.88858in" svg:width="5.84567in" svg:height="4.38425in" presentation:class="page" draw:id="id5" presentation:style-name="a728" draw:name="Espace réservé de l'image des diapositives 1">
          <svg:title/>
          <svg:desc/>
        </draw:page-thumbnail>
        <draw:frame draw:id="id6" presentation:style-name="a731" draw:name="Espace réservé des commentaires 2" svg:x="0.82677in" svg:y="5.55394in" svg:width="6.61378in" svg:height="5.26142in" presentation:class="notes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7" presentation:style-name="a734" draw:name="Espace réservé de l'en-tête 3" svg:x="0in" svg:y="0in" svg:width="3.5878in" svg:height="0.58425in" presentation:class="head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8" presentation:style-name="a737" draw:name="Espace réservé de la date 4" svg:x="4.67953in" svg:y="0in" svg:width="3.5878in" svg:height="0.58425in" presentation:class="date-time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9" presentation:style-name="a740" draw:name="Espace réservé du pied de page 5" svg:x="0in" svg:y="11.10827in" svg:width="3.5878in" svg:height="0.58425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3" draw:name="Espace réservé du numéro de diapositive 6" svg:x="4.67953in" svg:y="11.10827in" svg:width="3.5878in" svg:height="0.58425in" presentation:class="page-number" presentation:placeholder="false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745">
      <draw:frame draw:id="id85" draw:layer="Master2-bg" draw:style-name="a746" draw:name="Image 6" svg:x="8.68031in" svg:y="6.83661in" svg:width="2.15354in" svg:height="1.1563in" style:rel-width="scale" style:rel-height="scale">
        <draw:image xlink:href="media/image2.wmf" xlink:type="simple" xlink:show="embed" xlink:actuate="onLoad"/>
        <svg:title/>
        <svg:desc/>
      </draw:frame>
      <draw:frame draw:id="id86" presentation:style-name="a750" draw:name="Titre 1" svg:x="0.75868in" svg:y="0.44097in" svg:width="9.50868in" svg:height="1.59722in" presentation:class="title" presentation:placeholder="false">
        <draw:text-box>
          <text:p text:style-name="a749" text:class-names="" text:cond-style-name=""><text:span text:style-name="a747" text:class-names="">Modifiez le style du titre</text:span><text:span text:style-name="a748" text:class-names=""/></text:p>
        </draw:text-box>
        <svg:title/>
        <svg:desc/>
      </draw:frame>
      <draw:frame draw:id="id87" presentation:style-name="a755" draw:name="Espace réservé du texte 2" svg:x="0.75868in" svg:y="2.02604in" svg:width="4.66493in" svg:height="0.99306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Modifiez les styles du texte du masque</text:span></text:p>
            </text:list-item>
          </text:list>
        </draw:text-box>
        <svg:title/>
        <svg:desc/>
      </draw:frame>
      <draw:frame draw:id="id88" presentation:style-name="a772" draw:name="Espace réservé du contenu 3" svg:x="0.75868in" svg:y="3.0191in" svg:width="4.66493in" svg:height="4.44271in" presentation:class="object" presentation:placeholder="false">
        <draw:text-box>
          <text:p text:style-name="a757" text:class-names="" text:cond-style-name=""><text:span text:style-name="a756" text:class-names="">Modifiez les styles du texte du masque</text:span></text:p>
          <text:list text:style-name="a760">
            <text:list-item>
              <text:list text:style-name="a760">
                <text:list-item>
                  <text:p text:style-name="a759" text:class-names="" text:cond-style-name=""><text:span text:style-name="a758" text:class-names="">Deuxième niveau</text:span></text:p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p text:style-name="a762" text:class-names="" text:cond-style-name=""><text:span text:style-name="a7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p text:style-name="a765" text:class-names="" text:cond-style-name=""><text:span text:style-name="a7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list text:style-name="a770">
                            <text:list-item>
                              <text:p text:style-name="a769" text:class-names="" text:cond-style-name=""><text:span text:style-name="a767" text:class-names="">Cinquième niveau</text:span><text:span text:style-name="a7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777" draw:name="Espace réservé du texte 4" svg:x="5.5816in" svg:y="2.02604in" svg:width="4.68576in" svg:height="0.99306in" presentation:class="outline" presentation:placeholder="false">
        <draw:text-box>
          <text:list text:style-name="a775">
            <text:list-item>
              <text:p text:style-name="a774" text:class-names="" text:cond-style-name=""><text:span text:style-name="a773" text:class-names="">Modifiez les styles du texte du masque</text:span></text:p>
            </text:list-item>
          </text:list>
        </draw:text-box>
        <svg:title/>
        <svg:desc/>
      </draw:frame>
      <draw:frame draw:id="id90" presentation:style-name="a794" draw:name="Espace réservé du contenu 5" svg:x="5.5816in" svg:y="3.0191in" svg:width="4.68576in" svg:height="4.44271in" presentation:class="object" presentation:placeholder="false">
        <draw:text-box>
          <text:p text:style-name="a779" text:class-names="" text:cond-style-name=""><text:span text:style-name="a778" text:class-names="">Modifiez les styles du texte du masque</text:span></text:p>
          <text:list text:style-name="a782">
            <text:list-item>
              <text:list text:style-name="a782">
                <text:list-item>
                  <text:p text:style-name="a781" text:class-names="" text:cond-style-name=""><text:span text:style-name="a780" text:class-names="">Deuxième niveau</text:span></text:p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p text:style-name="a784" text:class-names="" text:cond-style-name=""><text:span text:style-name="a7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88">
            <text:list-item>
              <text:list text:style-name="a788">
                <text:list-item>
                  <text:list text:style-name="a788">
                    <text:list-item>
                      <text:list text:style-name="a788">
                        <text:list-item>
                          <text:p text:style-name="a787" text:class-names="" text:cond-style-name=""><text:span text:style-name="a7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list text:style-name="a792">
                        <text:list-item>
                          <text:list text:style-name="a792">
                            <text:list-item>
                              <text:p text:style-name="a791" text:class-names="" text:cond-style-name=""><text:span text:style-name="a789" text:class-names="">Cinquième niveau</text:span><text:span text:style-name="a7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11">
        <draw:page-thumbnail svg:x="1.21063in" svg:y="0.88858in" svg:width="5.84567in" svg:height="4.38425in" presentation:class="page" draw:id="id5" presentation:style-name="a795" draw:name="Espace réservé de l'image des diapositives 1">
          <svg:title/>
          <svg:desc/>
        </draw:page-thumbnail>
        <draw:frame draw:id="id6" presentation:style-name="a798" draw:name="Espace réservé des commentaires 2" svg:x="0.82677in" svg:y="5.55394in" svg:width="6.61378in" svg:height="5.26142in" presentation:class="notes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7" presentation:style-name="a801" draw:name="Espace réservé de l'en-tête 3" svg:x="0in" svg:y="0in" svg:width="3.5878in" svg:height="0.58425in" presentation:class="head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8" presentation:style-name="a804" draw:name="Espace réservé de la date 4" svg:x="4.67953in" svg:y="0in" svg:width="3.5878in" svg:height="0.58425in" presentation:class="date-time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9" presentation:style-name="a807" draw:name="Espace réservé du pied de page 5" svg:x="0in" svg:y="11.10827in" svg:width="3.5878in" svg:height="0.58425in" presentation:class="foot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10" presentation:style-name="a810" draw:name="Espace réservé du numéro de diapositive 6" svg:x="4.67953in" svg:y="11.10827in" svg:width="3.5878in" svg:height="0.58425in" presentation:class="page-number" presentation:placeholder="false">
          <draw:text-box>
            <text:p text:style-name="a809" text:class-names="" text:cond-style-name=""><text:span text:style-name="a8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812">
      <draw:frame draw:id="id91" draw:layer="Master2-bg" draw:style-name="a813" draw:name="Image 2" svg:x="8.68031in" svg:y="6.83661in" svg:width="2.15354in" svg:height="1.1563in" style:rel-width="scale" style:rel-height="scale">
        <draw:image xlink:href="media/image2.wmf" xlink:type="simple" xlink:show="embed" xlink:actuate="onLoad"/>
        <svg:title/>
        <svg:desc/>
      </draw:frame>
      <draw:frame draw:id="id92" presentation:style-name="a817" draw:name="Titre 1" svg:x="0.81024in" svg:y="0.12795in" svg:width="9.41378in" svg:height="1.38031in" presentation:class="title" presentation:placeholder="false">
        <draw:text-box>
          <text:p text:style-name="a816" text:class-names="" text:cond-style-name=""><text:span text:style-name="a814" text:class-names="">Modifiez le style du titre</text:span><text:span text:style-name="a815" text:class-names=""/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5" presentation:style-name="a818" draw:name="Espace réservé de l'image des diapositives 1">
          <svg:title/>
          <svg:desc/>
        </draw:page-thumbnail>
        <draw:frame draw:id="id6" presentation:style-name="a821" draw:name="Espace réservé des commentaires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7" presentation:style-name="a824" draw:name="Espace réservé de l'en-tête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8" presentation:style-name="a827" draw:name="Espace réservé de la date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9" presentation:style-name="a830" draw:name="Espace réservé du pied de page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0" presentation:style-name="a833" draw:name="Espace réservé du numéro de diapositive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835">
      <draw:frame draw:id="id93" draw:layer="Master2-bg" draw:style-name="a836" draw:name="Image 1" svg:x="8.68031in" svg:y="6.83661in" svg:width="2.15354in" svg:height="1.1563in" style:rel-width="scale" style:rel-height="scale">
        <draw:image xlink:href="media/image2.wmf" xlink:type="simple" xlink:show="embed" xlink:actuate="onLoad"/>
        <svg:title/>
        <svg:desc/>
      </draw:frame>
      <presentation:notes style:page-layout-name="pageLayout2" draw:style-name="a853">
        <draw:page-thumbnail svg:x="1.21063in" svg:y="0.88858in" svg:width="5.84567in" svg:height="4.38425in" presentation:class="page" draw:id="id5" presentation:style-name="a837" draw:name="Espace réservé de l'image des diapositives 1">
          <svg:title/>
          <svg:desc/>
        </draw:page-thumbnail>
        <draw:frame draw:id="id6" presentation:style-name="a840" draw:name="Espace réservé des commentaires 2" svg:x="0.82677in" svg:y="5.55394in" svg:width="6.61378in" svg:height="5.26142in" presentation:class="notes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7" presentation:style-name="a843" draw:name="Espace réservé de l'en-tête 3" svg:x="0in" svg:y="0in" svg:width="3.5878in" svg:height="0.58425in" presentation:class="head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8" presentation:style-name="a846" draw:name="Espace réservé de la date 4" svg:x="4.67953in" svg:y="0in" svg:width="3.5878in" svg:height="0.58425in" presentation:class="date-time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9" presentation:style-name="a849" draw:name="Espace réservé du pied de page 5" svg:x="0in" svg:y="11.10827in" svg:width="3.5878in" svg:height="0.58425in" presentation:class="foot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0" presentation:style-name="a852" draw:name="Espace réservé du numéro de diapositive 6" svg:x="4.67953in" svg:y="11.10827in" svg:width="3.5878in" svg:height="0.58425in" presentation:class="page-number" presentation:placeholder="false">
          <draw:text-box>
            <text:p text:style-name="a851" text:class-names="" text:cond-style-name=""><text:span text:style-name="a8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854">
      <draw:frame draw:id="id94" draw:layer="Master2-bg" draw:style-name="a855" draw:name="Image 4" svg:x="8.68031in" svg:y="6.83661in" svg:width="2.15354in" svg:height="1.1563in" style:rel-width="scale" style:rel-height="scale">
        <draw:image xlink:href="media/image2.wmf" xlink:type="simple" xlink:show="embed" xlink:actuate="onLoad"/>
        <svg:title/>
        <svg:desc/>
      </draw:frame>
      <draw:frame draw:id="id95" presentation:style-name="a859" draw:name="Titre 1" svg:x="0.75868in" svg:y="0.55035in" svg:width="3.55556in" svg:height="1.93056in" presentation:class="title" presentation:placeholder="false">
        <draw:text-box>
          <text:p text:style-name="a858" text:class-names="" text:cond-style-name=""><text:span text:style-name="a856" text:class-names="">Modifiez le style du titre</text:span><text:span text:style-name="a857" text:class-names=""/></text:p>
        </draw:text-box>
        <svg:title/>
        <svg:desc/>
      </draw:frame>
      <draw:frame draw:id="id96" presentation:style-name="a876" draw:name="Espace réservé du contenu 2" svg:x="4.6875in" svg:y="1.19097in" svg:width="5.57986in" svg:height="5.875in" presentation:class="object" presentation:placeholder="false">
        <draw:text-box>
          <text:p text:style-name="a861" text:class-names="" text:cond-style-name=""><text:span text:style-name="a860" text:class-names="">Modifiez les styles du texte du masque</text:span></text:p>
          <text:list text:style-name="a864">
            <text:list-item>
              <text:list text:style-name="a864">
                <text:list-item>
                  <text:p text:style-name="a863" text:class-names="" text:cond-style-name=""><text:span text:style-name="a862" text:class-names="">Deuxième niveau</text:span></text:p>
                </text:list-item>
              </text:list>
            </text:list-item>
          </text:list>
          <text:list text:style-name="a867">
            <text:list-item>
              <text:list text:style-name="a867">
                <text:list-item>
                  <text:list text:style-name="a867">
                    <text:list-item>
                      <text:p text:style-name="a866" text:class-names="" text:cond-style-name=""><text:span text:style-name="a8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list text:style-name="a870">
                        <text:list-item>
                          <text:p text:style-name="a869" text:class-names="" text:cond-style-name=""><text:span text:style-name="a8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list text:style-name="a874">
                            <text:list-item>
                              <text:p text:style-name="a873" text:class-names="" text:cond-style-name=""><text:span text:style-name="a871" text:class-names="">Cinquième niveau</text:span><text:span text:style-name="a8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881" draw:name="Espace réservé du texte 3" svg:x="0.75868in" svg:y="2.4809in" svg:width="3.55556in" svg:height="4.59375in" presentation:class="outline" presentation:placeholder="false">
        <draw:text-box>
          <text:list text:style-name="a879">
            <text:list-item>
              <text:p text:style-name="a878" text:class-names="" text:cond-style-name=""><text:span text:style-name="a877" text:class-names="">Modifiez les styles du texte du masque</text:span></text:p>
            </text:list-item>
          </text:list>
        </draw:text-box>
        <svg:title/>
        <svg:desc/>
      </draw:frame>
      <presentation:notes style:page-layout-name="pageLayout2" draw:style-name="a898">
        <draw:page-thumbnail svg:x="1.21063in" svg:y="0.88858in" svg:width="5.84567in" svg:height="4.38425in" presentation:class="page" draw:id="id5" presentation:style-name="a882" draw:name="Espace réservé de l'image des diapositives 1">
          <svg:title/>
          <svg:desc/>
        </draw:page-thumbnail>
        <draw:frame draw:id="id6" presentation:style-name="a885" draw:name="Espace réservé des commentaires 2" svg:x="0.82677in" svg:y="5.55394in" svg:width="6.61378in" svg:height="5.26142in" presentation:class="notes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7" presentation:style-name="a888" draw:name="Espace réservé de l'en-tête 3" svg:x="0in" svg:y="0in" svg:width="3.5878in" svg:height="0.58425in" presentation:class="head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8" presentation:style-name="a891" draw:name="Espace réservé de la date 4" svg:x="4.67953in" svg:y="0in" svg:width="3.5878in" svg:height="0.58425in" presentation:class="date-time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9" presentation:style-name="a894" draw:name="Espace réservé du pied de page 5" svg:x="0in" svg:y="11.10827in" svg:width="3.5878in" svg:height="0.58425in" presentation:class="footer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10" presentation:style-name="a897" draw:name="Espace réservé du numéro de diapositive 6" svg:x="4.67953in" svg:y="11.10827in" svg:width="3.5878in" svg:height="0.58425in" presentation:class="page-number" presentation:placeholder="false">
          <draw:text-box>
            <text:p text:style-name="a896" text:class-names="" text:cond-style-name=""><text:span text:style-name="a8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899">
      <draw:frame draw:id="id98" draw:layer="Master2-bg" draw:style-name="a900" draw:name="Image 4" svg:x="8.68031in" svg:y="6.83661in" svg:width="2.15354in" svg:height="1.1563in" style:rel-width="scale" style:rel-height="scale">
        <draw:image xlink:href="media/image2.wmf" xlink:type="simple" xlink:show="embed" xlink:actuate="onLoad"/>
        <svg:title/>
        <svg:desc/>
      </draw:frame>
      <draw:frame draw:id="id99" presentation:style-name="a904" draw:name="Titre 1" svg:x="0.75868in" svg:y="0.55035in" svg:width="3.55556in" svg:height="1.93056in" presentation:class="title" presentation:placeholder="false">
        <draw:text-box>
          <text:p text:style-name="a903" text:class-names="" text:cond-style-name=""><text:span text:style-name="a901" text:class-names="">Modifiez le style du titre</text:span><text:span text:style-name="a902" text:class-names=""/></text:p>
        </draw:text-box>
        <svg:title/>
        <svg:desc/>
      </draw:frame>
      <draw:frame draw:id="id100" presentation:style-name="a908" draw:name="Espace réservé pour une image  2" svg:x="4.6875in" svg:y="1.19097in" svg:width="5.57986in" svg:height="5.875in" presentation:class="graphic" presentation:placeholder="false">
        <draw:text-box>
          <text:p text:style-name="a906" text:class-names="" text:cond-style-name=""><text:span text:style-name="a905" text:class-names=""/></text:p>
        </draw:text-box>
        <svg:title/>
        <svg:desc/>
      </draw:frame>
      <draw:frame draw:id="id101" presentation:style-name="a913" draw:name="Espace réservé du texte 3" svg:x="0.75868in" svg:y="2.4809in" svg:width="3.55556in" svg:height="4.59375in" presentation:class="outline" presentation:placeholder="false">
        <draw:text-box>
          <text:list text:style-name="a911">
            <text:list-item>
              <text:p text:style-name="a910" text:class-names="" text:cond-style-name=""><text:span text:style-name="a909" text:class-names="">Modifiez les styles du texte du masque</text:span></text:p>
            </text:list-item>
          </text:list>
        </draw:text-box>
        <svg:title/>
        <svg:desc/>
      </draw:frame>
      <presentation:notes style:page-layout-name="pageLayout2" draw:style-name="a930">
        <draw:page-thumbnail svg:x="1.21063in" svg:y="0.88858in" svg:width="5.84567in" svg:height="4.38425in" presentation:class="page" draw:id="id5" presentation:style-name="a914" draw:name="Espace réservé de l'image des diapositives 1">
          <svg:title/>
          <svg:desc/>
        </draw:page-thumbnail>
        <draw:frame draw:id="id6" presentation:style-name="a917" draw:name="Espace réservé des commentaires 2" svg:x="0.82677in" svg:y="5.55394in" svg:width="6.61378in" svg:height="5.26142in" presentation:class="notes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7" presentation:style-name="a920" draw:name="Espace réservé de l'en-tête 3" svg:x="0in" svg:y="0in" svg:width="3.5878in" svg:height="0.58425in" presentation:class="header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8" presentation:style-name="a923" draw:name="Espace réservé de la date 4" svg:x="4.67953in" svg:y="0in" svg:width="3.5878in" svg:height="0.58425in" presentation:class="date-time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9" presentation:style-name="a926" draw:name="Espace réservé du pied de page 5" svg:x="0in" svg:y="11.10827in" svg:width="3.5878in" svg:height="0.58425in" presentation:class="footer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10" presentation:style-name="a929" draw:name="Espace réservé du numéro de diapositive 6" svg:x="4.67953in" svg:y="11.10827in" svg:width="3.5878in" svg:height="0.58425in" presentation:class="page-number" presentation:placeholder="false">
          <draw:text-box>
            <text:p text:style-name="a928" text:class-names="" text:cond-style-name=""><text:span text:style-name="a9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931">
      <draw:frame draw:id="id102" draw:layer="Master2-bg" draw:style-name="a932" draw:name="Image 3" svg:x="8.68031in" svg:y="6.83661in" svg:width="2.15354in" svg:height="1.1563in" style:rel-width="scale" style:rel-height="scale">
        <draw:image xlink:href="media/image2.wmf" xlink:type="simple" xlink:show="embed" xlink:actuate="onLoad"/>
        <svg:title/>
        <svg:desc/>
      </draw:frame>
      <draw:frame draw:id="id103" presentation:style-name="a936" draw:name="Titre 1" svg:x="0.81024in" svg:y="0.12795in" svg:width="9.41378in" svg:height="1.38031in" presentation:class="title" presentation:placeholder="false">
        <draw:text-box>
          <text:p text:style-name="a935" text:class-names="" text:cond-style-name=""><text:span text:style-name="a933" text:class-names="">Modifiez le style du titre</text:span><text:span text:style-name="a934" text:class-names=""/></text:p>
        </draw:text-box>
        <svg:title/>
        <svg:desc/>
      </draw:frame>
      <draw:frame draw:id="id104" presentation:style-name="a954" draw:name="Espace réservé du texte vertical 2" svg:x="1.19016in" svg:y="2.43228in" svg:width="9.27087in" svg:height="5.20866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Modifiez les styles du texte du masque</text:span></text:p>
            </text:list-item>
          </text:list>
          <text:list text:style-name="a942">
            <text:list-item>
              <text:list text:style-name="a942">
                <text:list-item>
                  <text:p text:style-name="a941" text:class-names="" text:cond-style-name=""><text:span text:style-name="a940" text:class-names="">Deuxième niveau</text:span></text:p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p text:style-name="a944" text:class-names="" text:cond-style-name=""><text:span text:style-name="a9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list text:style-name="a948">
                        <text:list-item>
                          <text:p text:style-name="a947" text:class-names="" text:cond-style-name=""><text:span text:style-name="a9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2">
            <text:list-item>
              <text:list text:style-name="a952">
                <text:list-item>
                  <text:list text:style-name="a952">
                    <text:list-item>
                      <text:list text:style-name="a952">
                        <text:list-item>
                          <text:list text:style-name="a952">
                            <text:list-item>
                              <text:p text:style-name="a951" text:class-names="" text:cond-style-name=""><text:span text:style-name="a949" text:class-names="">Cinquième niveau</text:span><text:span text:style-name="a9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Espace réservé de l'image des diapositives 1">
          <svg:title/>
          <svg:desc/>
        </draw:page-thumbnail>
        <draw:frame draw:id="id6" presentation:style-name="a958" draw:name="Espace réservé des commentaire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Espace réservé de l'en-tête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Espace réservé de la date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Espace réservé du pied de page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Espace réservé du numéro de diapositive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972">
      <draw:frame draw:id="id105" draw:layer="Master2-bg" draw:style-name="a973" draw:name="Image 3" svg:x="8.68031in" svg:y="6.83661in" svg:width="2.15354in" svg:height="1.1563in" style:rel-width="scale" style:rel-height="scale">
        <draw:image xlink:href="media/image2.wmf" xlink:type="simple" xlink:show="embed" xlink:actuate="onLoad"/>
        <svg:title/>
        <svg:desc/>
      </draw:frame>
      <draw:frame draw:id="id106" presentation:style-name="a977" draw:name="Titre vertical 1" svg:x="8.05035in" svg:y="0.12847in" svg:width="2.41146in" svg:height="7.51215in" presentation:class="title" presentation:placeholder="false">
        <draw:text-box>
          <text:p text:style-name="a976" text:class-names="" text:cond-style-name=""><text:span text:style-name="a974" text:class-names="">Modifiez le style du titre</text:span><text:span text:style-name="a975" text:class-names=""/></text:p>
        </draw:text-box>
        <svg:title/>
        <svg:desc/>
      </draw:frame>
      <draw:frame draw:id="id107" presentation:style-name="a995" draw:name="Espace réservé du texte vertical 2" svg:x="0.81076in" svg:y="0.12847in" svg:width="7.07292in" svg:height="7.51215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Modifiez les styles du texte du masque</text:span></text:p>
            </text:list-item>
          </text:list>
          <text:list text:style-name="a983">
            <text:list-item>
              <text:list text:style-name="a983">
                <text:list-item>
                  <text:p text:style-name="a982" text:class-names="" text:cond-style-name=""><text:span text:style-name="a981" text:class-names="">Deuxième niveau</text:span></text:p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p text:style-name="a985" text:class-names="" text:cond-style-name=""><text:span text:style-name="a9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9">
            <text:list-item>
              <text:list text:style-name="a989">
                <text:list-item>
                  <text:list text:style-name="a989">
                    <text:list-item>
                      <text:list text:style-name="a989">
                        <text:list-item>
                          <text:p text:style-name="a988" text:class-names="" text:cond-style-name=""><text:span text:style-name="a9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list text:style-name="a993">
                        <text:list-item>
                          <text:list text:style-name="a993">
                            <text:list-item>
                              <text:p text:style-name="a992" text:class-names="" text:cond-style-name=""><text:span text:style-name="a990" text:class-names="">Cinquième niveau</text:span><text:span text:style-name="a9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12">
        <draw:page-thumbnail svg:x="1.21063in" svg:y="0.88858in" svg:width="5.84567in" svg:height="4.38425in" presentation:class="page" draw:id="id5" presentation:style-name="a996" draw:name="Espace réservé de l'image des diapositives 1">
          <svg:title/>
          <svg:desc/>
        </draw:page-thumbnail>
        <draw:frame draw:id="id6" presentation:style-name="a999" draw:name="Espace réservé des commentaires 2" svg:x="0.82677in" svg:y="5.55394in" svg:width="6.61378in" svg:height="5.26142in" presentation:class="notes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7" presentation:style-name="a1002" draw:name="Espace réservé de l'en-tête 3" svg:x="0in" svg:y="0in" svg:width="3.5878in" svg:height="0.58425in" presentation:class="head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8" presentation:style-name="a1005" draw:name="Espace réservé de la date 4" svg:x="4.67953in" svg:y="0in" svg:width="3.5878in" svg:height="0.58425in" presentation:class="date-time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9" presentation:style-name="a1008" draw:name="Espace réservé du pied de page 5" svg:x="0in" svg:y="11.10827in" svg:width="3.5878in" svg:height="0.58425in" presentation:class="foot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0" presentation:style-name="a1011" draw:name="Espace réservé du numéro de diapositive 6" svg:x="4.67953in" svg:y="11.10827in" svg:width="3.5878in" svg:height="0.58425in" presentation:class="page-number" presentation:placeholder="false">
          <draw:text-box>
            <text:p text:style-name="a1010" text:class-names="" text:cond-style-name=""><text:span text:style-name="a100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13">
      <draw:frame draw:id="id108" presentation:style-name="a1016" draw:name="Espace réservé de l'en-tête 1" svg:x="0in" svg:y="0in" svg:width="3.5878in" svg:height="0.58425in" presentation:class="header" presentation:placeholder="false">
        <draw:text-box>
          <text:p text:style-name="a1015" text:class-names="" text:cond-style-name=""><text:span text:style-name="a1014" text:class-names=""/></text:p>
        </draw:text-box>
        <svg:title/>
        <svg:desc/>
      </draw:frame>
      <draw:frame draw:id="id109" presentation:style-name="a1019" draw:name="Espace réservé de la date 2" svg:x="4.67953in" svg:y="0in" svg:width="3.5878in" svg:height="0.58425in" presentation:class="date-time" presentation:placeholder="false">
        <draw:text-box>
          <text:p text:style-name="a1018" text:class-names="" text:cond-style-name=""><text:span text:style-name="a1017" text:class-names=""/></text:p>
        </draw:text-box>
        <svg:title/>
        <svg:desc/>
      </draw:frame>
      <draw:frame draw:id="id110" presentation:style-name="a1022" draw:name="Espace réservé du pied de page 3" svg:x="0in" svg:y="11.10827in" svg:width="3.5878in" svg:height="0.58425in" presentation:class="footer" presentation:placeholder="false">
        <draw:text-box>
          <text:p text:style-name="a1021" text:class-names="" text:cond-style-name=""><text:span text:style-name="a1020" text:class-names=""/></text:p>
        </draw:text-box>
        <svg:title/>
        <svg:desc/>
      </draw:frame>
      <draw:frame draw:id="id111" presentation:style-name="a1025" draw:name="Espace réservé du numéro de diapositive 4" svg:x="4.67953in" svg:y="11.10827in" svg:width="3.5878in" svg:height="0.58425in" presentation:class="page-number" presentation:placeholder="false">
        <draw:text-box>
          <text:p text:style-name="a1024" text:class-names="" text:cond-style-name=""><text:span text:style-name="a102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Iman Moftah</meta:initial-creator>
    <dc:creator>Salah MEDKOUR</dc:creator>
    <meta:creation-date>2020-04-18T21:40:58Z</meta:creation-date>
    <dc:date>2020-04-28T15:59:03Z</dc:date>
    <meta:editing-cycles>3</meta:editing-cycles>
    <meta:editing-duration>PT577S</meta:editing-duration>
    <meta:document-statistic meta:paragraph-count="118" meta:word-count="853"/>
  </office:meta>
</office:document-meta>
</file>